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05.04mm"/>
    </style:style>
    <style:style style:name="co3" style:family="table-column">
      <style:table-column-properties fo:break-before="auto" style:column-width="40.87mm"/>
    </style:style>
    <style:style style:name="co4" style:family="table-column">
      <style:table-column-properties fo:break-before="auto" style:column-width="45.79mm"/>
    </style:style>
    <style:style style:name="co5" style:family="table-column">
      <style:table-column-properties fo:break-before="auto" style:column-width="46.3mm"/>
    </style:style>
    <style:style style:name="co6" style:family="table-column">
      <style:table-column-properties fo:break-before="auto" style:column-width="206.69mm"/>
    </style:style>
    <style:style style:name="co7" style:family="table-column">
      <style:table-column-properties fo:break-before="auto" style:column-width="140.93mm"/>
    </style:style>
    <style:style style:name="co8" style:family="table-column">
      <style:table-column-properties fo:break-before="auto" style:column-width="42.2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49.2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7.92mm" fo:break-before="auto" style:use-optimal-row-height="true"/>
    </style:style>
    <style:style style:name="ro5" style:family="table-row">
      <style:table-row-properties style:row-height="8.59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2.42mm" fo:break-before="auto" style:use-optimal-row-height="true"/>
    </style:style>
    <style:style style:name="ro10" style:family="table-row">
      <style:table-row-properties style:row-height="12.21mm" fo:break-before="auto" style:use-optimal-row-height="true"/>
    </style:style>
    <style:style style:name="ta1" style:family="table" style:master-page-name="PageStyle_5f_audio">
      <style:table-properties table:display="true" style:writing-mode="lr-tb"/>
    </style:style>
    <style:style style:name="ta2" style:family="table" style:master-page-name="PageStyle_5f_lipreading">
      <style:table-properties table:display="true" style:writing-mode="lr-tb"/>
    </style:style>
    <style:style style:name="ta3" style:family="table" style:master-page-name="PageStyle_5f_combined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ext-properties style:font-name="Calibri" style:font-name-asian="Noto Sans CJK SC Regular" style:font-name-complex="Calibri"/>
    </style:style>
    <style:style style:name="ce5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left" draw:textarea-vertical-align="top" draw:fit-to-size="false" draw:fit-to-contour="fals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alibri" style:font-name-asian="Noto Sans CJK SC Regular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ud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29265604454737" calcext:value-type="float">
            <text:p>0,23</text:p>
          </table:table-cell>
          <table:table-cell office:value-type="float" office:value="16.5948797383787" calcext:value-type="float">
            <text:p>16,59</text:p>
          </table:table-cell>
          <table:table-cell office:value-type="float" office:value="34.7012008561974" calcext:value-type="float">
            <text:p>34,70</text:p>
          </table:table-cell>
          <table:table-cell/>
          <table:table-cell office:value-type="string" calcext:value-type="string">
            <text:p>MaxPerfs (combined)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45941743827783" calcext:value-type="float">
            <text:p>0,25</text:p>
          </table:table-cell>
          <table:table-cell office:value-type="float" office:value="16.4252356638468" calcext:value-type="float">
            <text:p>16,43</text:p>
          </table:table-cell>
          <table:table-cell office:value-type="float" office:value="34.1932202213087" calcext:value-type="float">
            <text:p>34,19</text:p>
          </table:table-cell>
          <table:table-cell/>
          <table:table-cell office:value-type="string" calcext:value-type="string">
            <text:p>White Noise (0 dB)</text:p>
          </table:table-cell>
          <table:table-cell table:style-name="ce1" table:formula="of:=MAX([.G2:.G4])" office:value-type="float" office:value="16.5948797383787" calcext:value-type="float">
            <text:p>16,59</text:p>
          </table:table-cell>
          <table:table-cell table:style-name="ce1" table:formula="of:=MAX([.H2:.H4])" office:value-type="float" office:value="35.8852210602314" calcext:value-type="float">
            <text:p>35,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24758216967949" calcext:value-type="float">
            <text:p>0,22</text:p>
          </table:table-cell>
          <table:table-cell office:value-type="float" office:value="16.3138271108772" calcext:value-type="float">
            <text:p>16,31</text:p>
          </table:table-cell>
          <table:table-cell office:value-type="float" office:value="35.8852210602314" calcext:value-type="float">
            <text:p>35,89</text:p>
          </table:table-cell>
          <table:table-cell/>
          <table:table-cell office:value-type="string" calcext:value-type="string">
            <text:p>White Noise (-3 dB)</text:p>
          </table:table-cell>
          <table:table-cell table:style-name="ce1" table:formula="of:=MAX([.G5:.G7])" office:value-type="float" office:value="18.800249039899" calcext:value-type="float">
            <text:p>18,80</text:p>
          </table:table-cell>
          <table:table-cell table:style-name="ce1" table:formula="of:=MAX([.H5:.H7])" office:value-type="float" office:value="39.8781511517433" calcext:value-type="float">
            <text:p>39,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17811915736932" calcext:value-type="float">
            <text:p>0,22</text:p>
          </table:table-cell>
          <table:table-cell office:value-type="float" office:value="18.800249039899" calcext:value-type="float">
            <text:p>18,80</text:p>
          </table:table-cell>
          <table:table-cell office:value-type="float" office:value="39.2197539912325" calcext:value-type="float">
            <text:p>39,22</text:p>
          </table:table-cell>
          <table:table-cell/>
          <table:table-cell office:value-type="string" calcext:value-type="string">
            <text:p>White Noise (-5 dB)</text:p>
          </table:table-cell>
          <table:table-cell table:style-name="ce1" table:formula="of:=MAX([.G8:.G10])" office:value-type="float" office:value="20.5054161926666" calcext:value-type="float">
            <text:p>20,51</text:p>
          </table:table-cell>
          <table:table-cell table:style-name="ce1" table:formula="of:=MAX([.H8:.H10])" office:value-type="float" office:value="42.2845265256395" calcext:value-type="float">
            <text:p>42,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36060960361591" calcext:value-type="float">
            <text:p>0,24</text:p>
          </table:table-cell>
          <table:table-cell office:value-type="float" office:value="18.28180613716" calcext:value-type="float">
            <text:p>18,28</text:p>
          </table:table-cell>
          <table:table-cell office:value-type="float" office:value="37.8487631387883" calcext:value-type="float">
            <text:p>37,85</text:p>
          </table:table-cell>
          <table:table-cell/>
          <table:table-cell office:value-type="string" calcext:value-type="string">
            <text:p>White Noise (-10 dB)</text:p>
          </table:table-cell>
          <table:table-cell table:style-name="ce1" table:formula="of:=MAX([.G11:.G13])" office:value-type="float" office:value="25.5563290350682" calcext:value-type="float">
            <text:p>25,56</text:p>
          </table:table-cell>
          <table:table-cell table:style-name="ce1" table:formula="of:=MAX([.H11:.H13])" office:value-type="float" office:value="49.0720019211462" calcext:value-type="float">
            <text:p>49,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13098205052889" calcext:value-type="float">
            <text:p>0,21</text:p>
          </table:table-cell>
          <table:table-cell office:value-type="float" office:value="18.7396050388356" calcext:value-type="float">
            <text:p>18,74</text:p>
          </table:table-cell>
          <table:table-cell office:value-type="float" office:value="39.8781511517433" calcext:value-type="float">
            <text:p>39,88</text:p>
          </table:table-cell>
          <table:table-cell/>
          <table:table-cell office:value-type="string" calcext:value-type="string">
            <text:p>No noise</text:p>
          </table:table-cell>
          <table:table-cell table:style-name="ce1" office:value-type="float" office:value="63.5160644819091" calcext:value-type="float">
            <text:p>63,52</text:p>
          </table:table-cell>
          <table:table-cell table:style-name="ce1" office:value-type="float" office:value="86.9186357275324" calcext:value-type="float">
            <text:p>86,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11277675170165" calcext:value-type="float">
            <text:p>0,21</text:p>
          </table:table-cell>
          <table:table-cell office:value-type="float" office:value="20.5054161926666" calcext:value-type="float">
            <text:p>20,51</text:p>
          </table:table-cell>
          <table:table-cell office:value-type="float" office:value="42.1071820286594" calcext:value-type="float">
            <text:p>42,11</text:p>
          </table:table-cell>
          <table:table-cell/>
          <table:table-cell office:value-type="string" calcext:value-type="string">
            <text:p>Other speaker (0 dB)</text:p>
          </table:table-cell>
          <table:table-cell table:style-name="ce1" table:formula="of:=MAX([.G14:.G16])" office:value-type="float" office:value="35.6893148073677" calcext:value-type="float">
            <text:p>35,69</text:p>
          </table:table-cell>
          <table:table-cell table:style-name="ce1" table:formula="of:=MAX([.H14:.H16])" office:value-type="float" office:value="57.4356922672328" calcext:value-type="float">
            <text:p>57,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29216614021705" calcext:value-type="float">
            <text:p>0,23</text:p>
          </table:table-cell>
          <table:table-cell office:value-type="float" office:value="19.6564646529952" calcext:value-type="float">
            <text:p>19,66</text:p>
          </table:table-cell>
          <table:table-cell office:value-type="float" office:value="40.4963999393066" calcext:value-type="float">
            <text:p>40,50</text:p>
          </table:table-cell>
          <table:table-cell/>
          <table:table-cell office:value-type="string" calcext:value-type="string">
            <text:p>Other speaker (-3 dB)</text:p>
          </table:table-cell>
          <table:table-cell table:style-name="ce1" table:formula="of:=MAX([.G17:.G19])" office:value-type="float" office:value="38.606684930151" calcext:value-type="float">
            <text:p>38,61</text:p>
          </table:table-cell>
          <table:table-cell table:style-name="ce1" table:formula="of:=MAX([.H17:.H19])" office:value-type="float" office:value="61.3140668437707" calcext:value-type="float">
            <text:p>61,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04820643250759" calcext:value-type="float">
            <text:p>0,20</text:p>
          </table:table-cell>
          <table:table-cell office:value-type="float" office:value="20.2318658243638" calcext:value-type="float">
            <text:p>20,23</text:p>
          </table:table-cell>
          <table:table-cell office:value-type="float" office:value="42.2845265256395" calcext:value-type="float">
            <text:p>42,28</text:p>
          </table:table-cell>
          <table:table-cell/>
          <table:table-cell office:value-type="string" calcext:value-type="string">
            <text:p>Other speaker (-5 dB)</text:p>
          </table:table-cell>
          <table:table-cell table:style-name="ce1" table:formula="of:=MAX([.G20:.G23])" office:value-type="float" office:value="46.2396117132175" calcext:value-type="float">
            <text:p>46,24</text:p>
          </table:table-cell>
          <table:table-cell table:style-name="ce1" table:formula="of:=MAX([.H20:.H23])" office:value-type="float" office:value="70.8485296682562" calcext:value-type="float">
            <text:p>70,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93280773094067" calcext:value-type="float">
            <text:p>0,19</text:p>
          </table:table-cell>
          <table:table-cell office:value-type="float" office:value="25.5563290350682" calcext:value-type="float">
            <text:p>25,56</text:p>
          </table:table-cell>
          <table:table-cell office:value-type="float" office:value="49.0720019211462" calcext:value-type="float">
            <text:p>49,07</text:p>
          </table:table-cell>
          <table:table-cell/>
          <table:table-cell office:value-type="string" calcext:value-type="string">
            <text:p>Other speaker (-10 dB)</text:p>
          </table:table-cell>
          <table:table-cell table:style-name="ce1" table:formula="of:=MAX([.G23:.G25])" office:value-type="float" office:value="46.7107161766641" calcext:value-type="float">
            <text:p>46,71</text:p>
          </table:table-cell>
          <table:table-cell table:style-name="ce1" table:formula="of:=MAX([.H23:.H25])" office:value-type="float" office:value="71.2786629884968" calcext:value-type="float">
            <text:p>71,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213575000373217" calcext:value-type="float">
            <text:p>0,21</text:p>
          </table:table-cell>
          <table:table-cell office:value-type="float" office:value="23.8503382064515" calcext:value-type="float">
            <text:p>23,85</text:p>
          </table:table-cell>
          <table:table-cell office:value-type="float" office:value="46.7951602430773" calcext:value-type="float">
            <text:p>46,80</text:p>
          </table:table-cell>
          <table:table-cell/>
          <table:table-cell office:value-type="string" calcext:value-type="string">
            <text:p>No noise</text:p>
          </table:table-cell>
          <table:table-cell table:style-name="ce1" office:value-type="float" office:value="63.5160644819091" calcext:value-type="float">
            <text:p>63,52</text:p>
          </table:table-cell>
          <table:table-cell table:style-name="ce1" office:value-type="float" office:value="86.9186357275324" calcext:value-type="float">
            <text:p>86,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84846214376963" calcext:value-type="float">
            <text:p>0,18</text:p>
          </table:table-cell>
          <table:table-cell office:value-type="float" office:value="24.7844067641772" calcext:value-type="float">
            <text:p>24,78</text:p>
          </table:table-cell>
          <table:table-cell office:value-type="float" office:value="48.5065679862093" calcext:value-type="float">
            <text:p>48,51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75329333314529" calcext:value-type="float">
            <text:p>0,18</text:p>
          </table:table-cell>
          <table:table-cell office:value-type="float" office:value="35.6871881879545" calcext:value-type="float">
            <text:p>35,69</text:p>
          </table:table-cell>
          <table:table-cell office:value-type="float" office:value="57.1392288173846" calcext:value-type="float">
            <text:p>57,14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82101223904353" calcext:value-type="float">
            <text:p>0,18</text:p>
          </table:table-cell>
          <table:table-cell office:value-type="float" office:value="35.6893148073677" calcext:value-type="float">
            <text:p>35,69</text:p>
          </table:table-cell>
          <table:table-cell office:value-type="float" office:value="57.4356922672328" calcext:value-type="float">
            <text:p>57,44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65256908306709" calcext:value-type="float">
            <text:p>0,17</text:p>
          </table:table-cell>
          <table:table-cell office:value-type="float" office:value="34.8648637630553" calcext:value-type="float">
            <text:p>34,86</text:p>
          </table:table-cell>
          <table:table-cell office:value-type="float" office:value="56.6865483814929" calcext:value-type="float">
            <text:p>56,69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1611502273725" calcext:value-type="float">
            <text:p>0,16</text:p>
          </table:table-cell>
          <table:table-cell office:value-type="float" office:value="38.3696943364218" calcext:value-type="float">
            <text:p>38,37</text:p>
          </table:table-cell>
          <table:table-cell office:value-type="float" office:value="61.0095547573591" calcext:value-type="float">
            <text:p>61,01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6740962519096" calcext:value-type="float">
            <text:p>0,17</text:p>
          </table:table-cell>
          <table:table-cell office:value-type="float" office:value="38.606684930151" calcext:value-type="float">
            <text:p>38,61</text:p>
          </table:table-cell>
          <table:table-cell office:value-type="float" office:value="61.3140668437707" calcext:value-type="float">
            <text:p>61,31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51847791786377" calcext:value-type="float">
            <text:p>0,15</text:p>
          </table:table-cell>
          <table:table-cell office:value-type="float" office:value="37.3138574452498" calcext:value-type="float">
            <text:p>37,31</text:p>
          </table:table-cell>
          <table:table-cell office:value-type="float" office:value="60.2465459353425" calcext:value-type="float">
            <text:p>60,25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0165082743535" calcext:value-type="float">
            <text:p>0,15</text:p>
          </table:table-cell>
          <table:table-cell office:value-type="float" office:value="40.8513795390163" calcext:value-type="float">
            <text:p>40,85</text:p>
          </table:table-cell>
          <table:table-cell office:value-type="float" office:value="64.3271821997606" calcext:value-type="float">
            <text:p>64,33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4722300286476" calcext:value-type="float">
            <text:p>0,15</text:p>
          </table:table-cell>
          <table:table-cell office:value-type="float" office:value="41.1668992003536" calcext:value-type="float">
            <text:p>41,17</text:p>
          </table:table-cell>
          <table:table-cell office:value-type="float" office:value="64.6735670135039" calcext:value-type="float">
            <text:p>64,67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41166023336924" calcext:value-type="float">
            <text:p>0,14</text:p>
          </table:table-cell>
          <table:table-cell office:value-type="float" office:value="39.8712618882032" calcext:value-type="float">
            <text:p>39,87</text:p>
          </table:table-cell>
          <table:table-cell office:value-type="float" office:value="63.5352750690515" calcext:value-type="float">
            <text:p>63,54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28401937393042" calcext:value-type="float">
            <text:p>0,13</text:p>
          </table:table-cell>
          <table:table-cell office:value-type="float" office:value="46.2396117132175" calcext:value-type="float">
            <text:p>46,24</text:p>
          </table:table-cell>
          <table:table-cell office:value-type="float" office:value="70.8485296682562" calcext:value-type="float">
            <text:p>70,85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312422038844" calcext:value-type="float">
            <text:p>0,13</text:p>
          </table:table-cell>
          <table:table-cell office:value-type="float" office:value="46.7107161766641" calcext:value-type="float">
            <text:p>46,71</text:p>
          </table:table-cell>
          <table:table-cell office:value-type="float" office:value="71.2786629884968" calcext:value-type="float">
            <text:p>71,28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21409370922125" calcext:value-type="float">
            <text:p>0,12</text:p>
          </table:table-cell>
          <table:table-cell office:value-type="float" office:value="45.2051048560112" calcext:value-type="float">
            <text:p>45,21</text:p>
          </table:table-cell>
          <table:table-cell office:value-type="float" office:value="69.6915135482409" calcext:value-type="float">
            <text:p>69,69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3052196433911" calcext:value-type="float">
            <text:p>0,23</text:p>
          </table:table-cell>
          <table:table-cell office:value-type="float" office:value="17.3750140586884" calcext:value-type="float">
            <text:p>17,38</text:p>
          </table:table-cell>
          <table:table-cell office:value-type="float" office:value="34.3581186896837" calcext:value-type="float">
            <text:p>34,36</text:p>
          </table:table-cell>
          <table:table-cell/>
          <table:table-cell office:value-type="string" calcext:value-type="string">
            <text:p>MaxPerfs (TCDTIMIT)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08732995849389" calcext:value-type="float">
            <text:p>0,21</text:p>
          </table:table-cell>
          <table:table-cell office:value-type="float" office:value="20.1038815616515" calcext:value-type="float">
            <text:p>20,10</text:p>
          </table:table-cell>
          <table:table-cell office:value-type="float" office:value="39.6857052236675" calcext:value-type="float">
            <text:p>39,69</text:p>
          </table:table-cell>
          <table:table-cell/>
          <table:table-cell office:value-type="string" calcext:value-type="string">
            <text:p>White Noise (0 dB)</text:p>
          </table:table-cell>
          <table:table-cell table:style-name="ce1" table:formula="of:=MAX([.G27:.G29])" office:value-type="float" office:value="20.1038815616515" calcext:value-type="float">
            <text:p>20,10</text:p>
          </table:table-cell>
          <table:table-cell table:style-name="ce1" table:formula="of:=MAX([.H2:.H7])" office:value-type="float" office:value="39.8781511517433" calcext:value-type="float">
            <text:p>39,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0</text:p>
          </table:table-cell>
          <table:table-cell office:value-type="float" office:value="0.208495426636476" calcext:value-type="float">
            <text:p>0,21</text:p>
          </table:table-cell>
          <table:table-cell office:value-type="float" office:value="19.0834899978323" calcext:value-type="float">
            <text:p>19,08</text:p>
          </table:table-cell>
          <table:table-cell office:value-type="float" office:value="38.577188926802" calcext:value-type="float">
            <text:p>38,58</text:p>
          </table:table-cell>
          <table:table-cell/>
          <table:table-cell office:value-type="string" calcext:value-type="string">
            <text:p>White Noise (-3 dB)</text:p>
          </table:table-cell>
          <table:table-cell table:style-name="ce1" table:formula="of:=MAX([.G30:.G32])" office:value-type="float" office:value="26.7637461709424" calcext:value-type="float">
            <text:p>26,76</text:p>
          </table:table-cell>
          <table:table-cell table:style-name="ce1" table:formula="of:=MAX([.H8:.H13])" office:value-type="float" office:value="49.0720019211462" calcext:value-type="float">
            <text:p>49,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217258166808348" calcext:value-type="float">
            <text:p>0,22</text:p>
          </table:table-cell>
          <table:table-cell office:value-type="float" office:value="20.2915010544373" calcext:value-type="float">
            <text:p>20,29</text:p>
          </table:table-cell>
          <table:table-cell office:value-type="float" office:value="38.5951558270295" calcext:value-type="float">
            <text:p>38,60</text:p>
          </table:table-cell>
          <table:table-cell/>
          <table:table-cell office:value-type="string" calcext:value-type="string">
            <text:p>White Noise (-5 dB)</text:p>
          </table:table-cell>
          <table:table-cell table:style-name="ce1" table:formula="of:=MAX([.G33:.G35])" office:value-type="float" office:value="25.7403186219744" calcext:value-type="float">
            <text:p>25,74</text:p>
          </table:table-cell>
          <table:table-cell table:style-name="ce1" table:formula="of:=MAX([.H14:.H19])" office:value-type="float" office:value="61.3140668437707" calcext:value-type="float">
            <text:p>61,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3.08603047602104" calcext:value-type="float">
            <text:p>3,09</text:p>
          </table:table-cell>
          <table:table-cell office:value-type="float" office:value="26.7637461709424" calcext:value-type="float">
            <text:p>26,76</text:p>
          </table:table-cell>
          <table:table-cell office:value-type="float" office:value="47.5550211966223" calcext:value-type="float">
            <text:p>47,56</text:p>
          </table:table-cell>
          <table:table-cell/>
          <table:table-cell office:value-type="string" calcext:value-type="string">
            <text:p>White Noise (-10 dB)</text:p>
          </table:table-cell>
          <table:table-cell table:style-name="ce1" table:formula="of:=MAX([.G36:.G38])" office:value-type="float" office:value="32.2669094658289" calcext:value-type="float">
            <text:p>32,27</text:p>
          </table:table-cell>
          <table:table-cell table:style-name="ce1" table:formula="of:=MAX([.H20:.H25])" office:value-type="float" office:value="71.2786629884968" calcext:value-type="float">
            <text:p>71,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3</text:p>
          </table:table-cell>
          <table:table-cell office:value-type="float" office:value="0.195866221418747" calcext:value-type="float">
            <text:p>0,20</text:p>
          </table:table-cell>
          <table:table-cell office:value-type="float" office:value="21.6596051296988" calcext:value-type="float">
            <text:p>21,66</text:p>
          </table:table-cell>
          <table:table-cell office:value-type="float" office:value="42.0681341732689" calcext:value-type="float">
            <text:p>42,07</text:p>
          </table:table-cell>
          <table:table-cell/>
          <table:table-cell office:value-type="string" calcext:value-type="string">
            <text:p>No noise</text:p>
          </table:table-cell>
          <table:table-cell table:style-name="ce1" office:value-type="float" office:value="67.0319928711944" calcext:value-type="float">
            <text:p>67,03</text:p>
          </table:table-cell>
          <table:table-cell table:style-name="ce1" office:value-type="float" office:value="89.3693272238961" calcext:value-type="float">
            <text:p>89,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207682656554075" calcext:value-type="float">
            <text:p>0,21</text:p>
          </table:table-cell>
          <table:table-cell office:value-type="float" office:value="22.3415555862974" calcext:value-type="float">
            <text:p>22,34</text:p>
          </table:table-cell>
          <table:table-cell office:value-type="float" office:value="41.6979310684472" calcext:value-type="float">
            <text:p>41,70</text:p>
          </table:table-cell>
          <table:table-cell/>
          <table:table-cell office:value-type="string" calcext:value-type="string">
            <text:p>Other speaker (0 dB)</text:p>
          </table:table-cell>
          <table:table-cell table:style-name="ce1" table:formula="of:=MAX([.G39:.G41])" office:value-type="float" office:value="39.1765870511688" calcext:value-type="float">
            <text:p>39,18</text:p>
          </table:table-cell>
          <table:table-cell table:style-name="ce1" table:formula="of:=MAX([.H27:.H32])" office:value-type="float" office:value="47.5550211966223" calcext:value-type="float">
            <text:p>47,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189981823930374" calcext:value-type="float">
            <text:p>0,19</text:p>
          </table:table-cell>
          <table:table-cell office:value-type="float" office:value="25.7403186219744" calcext:value-type="float">
            <text:p>25,74</text:p>
          </table:table-cell>
          <table:table-cell office:value-type="float" office:value="47.2047580768202" calcext:value-type="float">
            <text:p>47,20</text:p>
          </table:table-cell>
          <table:table-cell/>
          <table:table-cell office:value-type="string" calcext:value-type="string">
            <text:p>Other speaker (-3 dB)</text:p>
          </table:table-cell>
          <table:table-cell table:style-name="ce1" table:formula="of:=MAX([.G42:.G44])" office:value-type="float" office:value="42.2892530270713" calcext:value-type="float">
            <text:p>42,29</text:p>
          </table:table-cell>
          <table:table-cell table:style-name="ce1" table:formula="of:=MAX([.H33:.H38])" office:value-type="float" office:value="55.2345747806853" calcext:value-type="float">
            <text:p>55,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5</text:p>
          </table:table-cell>
          <table:table-cell office:value-type="float" office:value="0.187067281741362" calcext:value-type="float">
            <text:p>0,19</text:p>
          </table:table-cell>
          <table:table-cell office:value-type="float" office:value="23.6029802868065" calcext:value-type="float">
            <text:p>23,60</text:p>
          </table:table-cell>
          <table:table-cell office:value-type="float" office:value="44.5573229849808" calcext:value-type="float">
            <text:p>44,56</text:p>
          </table:table-cell>
          <table:table-cell/>
          <table:table-cell office:value-type="string" calcext:value-type="string">
            <text:p>Other speaker (-5 dB)</text:p>
          </table:table-cell>
          <table:table-cell table:style-name="ce1" table:formula="of:=MAX([.G45:.G48])" office:value-type="float" office:value="48.2725280826157" calcext:value-type="float">
            <text:p>48,27</text:p>
          </table:table-cell>
          <table:table-cell table:style-name="ce1" table:formula="of:=MAX([.H39:.H44])" office:value-type="float" office:value="64.5737465254769" calcext:value-type="float">
            <text:p>64,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84817790985107" calcext:value-type="float">
            <text:p>0,18</text:p>
          </table:table-cell>
          <table:table-cell office:value-type="float" office:value="28.1875200980955" calcext:value-type="float">
            <text:p>28,19</text:p>
          </table:table-cell>
          <table:table-cell office:value-type="float" office:value="49.8821021780722" calcext:value-type="float">
            <text:p>49,88</text:p>
          </table:table-cell>
          <table:table-cell/>
          <table:table-cell office:value-type="string" calcext:value-type="string">
            <text:p>Other speaker (-10 dB)</text:p>
          </table:table-cell>
          <table:table-cell table:style-name="ce1" table:formula="of:=MAX([.G48:.G50])" office:value-type="float" office:value="51.5404903182577" calcext:value-type="float">
            <text:p>51,54</text:p>
          </table:table-cell>
          <table:table-cell table:style-name="ce1" table:formula="of:=MAX([.H45:.H50])" office:value-type="float" office:value="74.9966526236461" calcext:value-type="float">
            <text:p>75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70656112524179" calcext:value-type="float">
            <text:p>0,17</text:p>
          </table:table-cell>
          <table:table-cell office:value-type="float" office:value="32.2669094658289" calcext:value-type="float">
            <text:p>32,27</text:p>
          </table:table-cell>
          <table:table-cell office:value-type="float" office:value="55.2345747806853" calcext:value-type="float">
            <text:p>55,23</text:p>
          </table:table-cell>
          <table:table-cell/>
          <table:table-cell office:value-type="string" calcext:value-type="string">
            <text:p>No noise</text:p>
          </table:table-cell>
          <table:table-cell table:style-name="ce1" office:value-type="float" office:value="67.0319928711944" calcext:value-type="float">
            <text:p>67,03</text:p>
          </table:table-cell>
          <table:table-cell table:style-name="ce1" office:value-type="float" office:value="89.3693272238961" calcext:value-type="float">
            <text:p>89,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white_-10</text:p>
          </table:table-cell>
          <table:table-cell office:value-type="float" office:value="0.164544961773432" calcext:value-type="float">
            <text:p>0,16</text:p>
          </table:table-cell>
          <table:table-cell office:value-type="float" office:value="29.2743857021095" calcext:value-type="float">
            <text:p>29,27</text:p>
          </table:table-cell>
          <table:table-cell office:value-type="float" office:value="51.3947043127661" calcext:value-type="float">
            <text:p>51,39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75858114201289" calcext:value-type="float">
            <text:p>0,18</text:p>
          </table:table-cell>
          <table:table-cell office:value-type="float" office:value="36.8023087724334" calcext:value-type="float">
            <text:p>36,80</text:p>
          </table:table-cell>
          <table:table-cell office:value-type="float" office:value="58.5838848793888" calcext:value-type="float">
            <text:p>58,58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83027002100761" calcext:value-type="float">
            <text:p>0,18</text:p>
          </table:table-cell>
          <table:table-cell office:value-type="float" office:value="39.1765870511688" calcext:value-type="float">
            <text:p>39,18</text:p>
          </table:table-cell>
          <table:table-cell office:value-type="float" office:value="60.5088170841284" calcext:value-type="float">
            <text:p>60,51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0</text:p>
          </table:table-cell>
          <table:table-cell office:value-type="float" office:value="0.154792908865672" calcext:value-type="float">
            <text:p>0,15</text:p>
          </table:table-cell>
          <table:table-cell office:value-type="float" office:value="36.7722088041031" calcext:value-type="float">
            <text:p>36,77</text:p>
          </table:table-cell>
          <table:table-cell office:value-type="float" office:value="58.4209027376517" calcext:value-type="float">
            <text:p>58,42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1418352562648" calcext:value-type="float">
            <text:p>0,16</text:p>
          </table:table-cell>
          <table:table-cell office:value-type="float" office:value="39.9054694905905" calcext:value-type="float">
            <text:p>39,91</text:p>
          </table:table-cell>
          <table:table-cell office:value-type="float" office:value="62.5129379887023" calcext:value-type="float">
            <text:p>62,51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65311456586306" calcext:value-type="float">
            <text:p>0,17</text:p>
          </table:table-cell>
          <table:table-cell office:value-type="float" office:value="42.2892530270713" calcext:value-type="float">
            <text:p>42,29</text:p>
          </table:table-cell>
          <table:table-cell office:value-type="float" office:value="64.5737465254769" calcext:value-type="float">
            <text:p>64,57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3</text:p>
          </table:table-cell>
          <table:table-cell office:value-type="float" office:value="0.141393442566578" calcext:value-type="float">
            <text:p>0,14</text:p>
          </table:table-cell>
          <table:table-cell office:value-type="float" office:value="39.9174369340266" calcext:value-type="float">
            <text:p>39,92</text:p>
          </table:table-cell>
          <table:table-cell office:value-type="float" office:value="62.5839378905866" calcext:value-type="float">
            <text:p>62,58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0679463377366" calcext:value-type="float">
            <text:p>0,15</text:p>
          </table:table-cell>
          <table:table-cell office:value-type="float" office:value="42.5071293950409" calcext:value-type="float">
            <text:p>42,51</text:p>
          </table:table-cell>
          <table:table-cell office:value-type="float" office:value="65.9156748022876" calcext:value-type="float">
            <text:p>65,92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51659370328371" calcext:value-type="float">
            <text:p>0,15</text:p>
          </table:table-cell>
          <table:table-cell office:value-type="float" office:value="45.3311352643587" calcext:value-type="float">
            <text:p>45,33</text:p>
          </table:table-cell>
          <table:table-cell office:value-type="float" office:value="68.3316926599994" calcext:value-type="float">
            <text:p>68,33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5</text:p>
          </table:table-cell>
          <table:table-cell office:value-type="float" office:value="0.131078273631059" calcext:value-type="float">
            <text:p>0,13</text:p>
          </table:table-cell>
          <table:table-cell office:value-type="float" office:value="42.3566033037896" calcext:value-type="float">
            <text:p>42,36</text:p>
          </table:table-cell>
          <table:table-cell office:value-type="float" office:value="65.66398535904" calcext:value-type="float">
            <text:p>65,66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30550663918257" calcext:value-type="float">
            <text:p>0,13</text:p>
          </table:table-cell>
          <table:table-cell office:value-type="float" office:value="48.2725280826157" calcext:value-type="float">
            <text:p>48,27</text:p>
          </table:table-cell>
          <table:table-cell office:value-type="float" office:value="72.3335199148772" calcext:value-type="float">
            <text:p>72,33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27505347419244" calcext:value-type="float">
            <text:p>0,13</text:p>
          </table:table-cell>
          <table:table-cell office:value-type="float" office:value="51.5404903182577" calcext:value-type="float">
            <text:p>51,54</text:p>
          </table:table-cell>
          <table:table-cell office:value-type="float" office:value="74.9966526236461" calcext:value-type="float">
            <text:p>75,00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_Noisevoices_-10</text:p>
          </table:table-cell>
          <table:table-cell office:value-type="float" office:value="0.11208240630535" calcext:value-type="float">
            <text:p>0,11</text:p>
          </table:table-cell>
          <table:table-cell office:value-type="float" office:value="47.9038926426812" calcext:value-type="float">
            <text:p>47,90</text:p>
          </table:table-cell>
          <table:table-cell office:value-type="float" office:value="71.9250964310433" calcext:value-type="float">
            <text:p>71,93</text:p>
          </table:table-cell>
          <table:table-cell table:number-columns-repeated="2"/>
          <table:table-cell table:style-name="ce1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804830328776286" calcext:value-type="float">
            <text:p>0,80</text:p>
          </table:table-cell>
          <table:table-cell office:value-type="float" office:value="22.2269064978185" calcext:value-type="float">
            <text:p>22,23</text:p>
          </table:table-cell>
          <table:table-cell office:value-type="float" office:value="41.3597504216341" calcext:value-type="float">
            <text:p>41,36</text:p>
          </table:table-cell>
          <table:table-cell/>
          <table:table-cell office:value-type="string" calcext:value-type="string">
            <text:p>MaxPerfs (TIMIT)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1.60151011668719" calcext:value-type="float">
            <text:p>1,60</text:p>
          </table:table-cell>
          <table:table-cell office:value-type="float" office:value="21.5317379944582" calcext:value-type="float">
            <text:p>21,53</text:p>
          </table:table-cell>
          <table:table-cell office:value-type="float" office:value="37.2051845336037" calcext:value-type="float">
            <text:p>37,21</text:p>
          </table:table-cell>
          <table:table-cell/>
          <table:table-cell office:value-type="string" calcext:value-type="string">
            <text:p>White Noise (0 dB)</text:p>
          </table:table-cell>
          <table:table-cell table:style-name="ce1" table:formula="of:=MAX([.G52:.G58])" office:value-type="float" office:value="22.2269064978185" calcext:value-type="float">
            <text:p>22,23</text:p>
          </table:table-cell>
          <table:table-cell table:style-name="ce1" table:formula="of:=MAX([.H52:.H58])" office:value-type="float" office:value="41.3597504216341" calcext:value-type="float">
            <text:p>41,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526368513703346" calcext:value-type="float">
            <text:p>0,53</text:p>
          </table:table-cell>
          <table:table-cell office:value-type="float" office:value="18.8099058660728" calcext:value-type="float">
            <text:p>18,81</text:p>
          </table:table-cell>
          <table:table-cell office:value-type="float" office:value="36.0868158228877" calcext:value-type="float">
            <text:p>36,09</text:p>
          </table:table-cell>
          <table:table-cell/>
          <table:table-cell office:value-type="string" calcext:value-type="string">
            <text:p>White Noise (-3 dB)</text:p>
          </table:table-cell>
          <table:table-cell table:style-name="ce1" table:formula="of:=MAX([.G59:.G65])" office:value-type="float" office:value="27.5532330400859" calcext:value-type="float">
            <text:p>27,55</text:p>
          </table:table-cell>
          <table:table-cell table:style-name="ce1" table:formula="of:=MAX([.H59:.H65])" office:value-type="float" office:value="47.4984632296731" calcext:value-type="float">
            <text:p>47,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81842233813726" calcext:value-type="float">
            <text:p>0,82</text:p>
          </table:table-cell>
          <table:table-cell office:value-type="float" office:value="19.8431602006662" calcext:value-type="float">
            <text:p>19,84</text:p>
          </table:table-cell>
          <table:table-cell office:value-type="float" office:value="36.2682957467944" calcext:value-type="float">
            <text:p>36,27</text:p>
          </table:table-cell>
          <table:table-cell/>
          <table:table-cell office:value-type="string" calcext:value-type="string">
            <text:p>White Noise (-5 dB)</text:p>
          </table:table-cell>
          <table:table-cell table:style-name="ce1" table:formula="of:=MAX([.G66:.G72])" office:value-type="float" office:value="31.8165163486982" calcext:value-type="float">
            <text:p>31,82</text:p>
          </table:table-cell>
          <table:table-cell table:style-name="ce1" table:formula="of:=MAX([.H66:.H72])" office:value-type="float" office:value="52.597291037382" calcext:value-type="float">
            <text:p>52,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33503733919217" calcext:value-type="float">
            <text:p>0,34</text:p>
          </table:table-cell>
          <table:table-cell office:value-type="float" office:value="21.5920422164311" calcext:value-type="float">
            <text:p>21,59</text:p>
          </table:table-cell>
          <table:table-cell office:value-type="float" office:value="37.3274411472926" calcext:value-type="float">
            <text:p>37,33</text:p>
          </table:table-cell>
          <table:table-cell/>
          <table:table-cell office:value-type="string" calcext:value-type="string">
            <text:p>White Noise (-10 dB)</text:p>
          </table:table-cell>
          <table:table-cell table:style-name="ce1" table:formula="of:=MAX([.G73:.G79])" office:value-type="float" office:value="42.3935039172153" calcext:value-type="float">
            <text:p>42,39</text:p>
          </table:table-cell>
          <table:table-cell table:style-name="ce1" table:formula="of:=MAX([.H73:.H79])" office:value-type="float" office:value="64.8472985701621" calcext:value-type="float">
            <text:p>64,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294012306974484" calcext:value-type="float">
            <text:p>0,29</text:p>
          </table:table-cell>
          <table:table-cell office:value-type="float" office:value="12.3741550056903" calcext:value-type="float">
            <text:p>12,37</text:p>
          </table:table-cell>
          <table:table-cell office:value-type="float" office:value="25.513243460152" calcext:value-type="float">
            <text:p>25,51</text:p>
          </table:table-cell>
          <table:table-cell/>
          <table:table-cell office:value-type="string" calcext:value-type="string">
            <text:p>No noise</text:p>
          </table:table-cell>
          <table:table-cell table:style-name="ce1" office:value-type="float" office:value="82.0373360730523" calcext:value-type="float">
            <text:p>82,04</text:p>
          </table:table-cell>
          <table:table-cell table:style-name="ce1" office:value-type="float" office:value="95.9748683164049" calcext:value-type="float">
            <text:p>95,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0</text:p>
          </table:table-cell>
          <table:table-cell office:value-type="float" office:value="0.29316230232899" calcext:value-type="float">
            <text:p>0,29</text:p>
          </table:table-cell>
          <table:table-cell office:value-type="float" office:value="21.0752033435174" calcext:value-type="float">
            <text:p>21,08</text:p>
          </table:table-cell>
          <table:table-cell office:value-type="float" office:value="38.3466849647233" calcext:value-type="float">
            <text:p>38,35</text:p>
          </table:table-cell>
          <table:table-cell/>
          <table:table-cell office:value-type="string" calcext:value-type="string">
            <text:p>Other speaker (0 dB)</text:p>
          </table:table-cell>
          <table:table-cell table:style-name="ce1" table:formula="of:=MAX([.G80:.G86])" office:value-type="float" office:value="38.7496075792061" calcext:value-type="float">
            <text:p>38,75</text:p>
          </table:table-cell>
          <table:table-cell table:style-name="ce1" table:formula="of:=MAX([.H80:.H86])" office:value-type="float" office:value="59.0537377169072" calcext:value-type="float">
            <text:p>59,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77017798102819" calcext:value-type="float">
            <text:p>0,77</text:p>
          </table:table-cell>
          <table:table-cell office:value-type="float" office:value="27.5532330400859" calcext:value-type="float">
            <text:p>27,55</text:p>
          </table:table-cell>
          <table:table-cell office:value-type="float" office:value="47.4984632296731" calcext:value-type="float">
            <text:p>47,50</text:p>
          </table:table-cell>
          <table:table-cell/>
          <table:table-cell office:value-type="string" calcext:value-type="string">
            <text:p>Other speaker (-3 dB)</text:p>
          </table:table-cell>
          <table:table-cell table:style-name="ce1" table:formula="of:=MAX([.G87:.G93])" office:value-type="float" office:value="45.6202475356543" calcext:value-type="float">
            <text:p>45,62</text:p>
          </table:table-cell>
          <table:table-cell table:style-name="ce1" table:formula="of:=MAX([.H87:.H93])" office:value-type="float" office:value="66.1403998795379" calcext:value-type="float">
            <text:p>66,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1.57451252295421" calcext:value-type="float">
            <text:p>1,57</text:p>
          </table:table-cell>
          <table:table-cell office:value-type="float" office:value="26.435773730329" calcext:value-type="float">
            <text:p>26,44</text:p>
          </table:table-cell>
          <table:table-cell office:value-type="float" office:value="44.5638986689459" calcext:value-type="float">
            <text:p>44,56</text:p>
          </table:table-cell>
          <table:table-cell/>
          <table:table-cell office:value-type="string" calcext:value-type="string">
            <text:p>Other speaker (-5 dB)</text:p>
          </table:table-cell>
          <table:table-cell table:style-name="ce1" table:formula="of:=MAX([.G95:.G100])" office:value-type="float" office:value="49.656035043546" calcext:value-type="float">
            <text:p>49,66</text:p>
          </table:table-cell>
          <table:table-cell table:style-name="ce1" table:formula="of:=MAX([.H95:.H100])" office:value-type="float" office:value="70.4247128904683" calcext:value-type="float">
            <text:p>70,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493860147320307" calcext:value-type="float">
            <text:p>0,49</text:p>
          </table:table-cell>
          <table:table-cell office:value-type="float" office:value="23.9328676654648" calcext:value-type="float">
            <text:p>23,93</text:p>
          </table:table-cell>
          <table:table-cell office:value-type="float" office:value="42.95801017798" calcext:value-type="float">
            <text:p>42,96</text:p>
          </table:table-cell>
          <table:table-cell/>
          <table:table-cell office:value-type="string" calcext:value-type="string">
            <text:p>Other speaker (-10 dB)</text:p>
          </table:table-cell>
          <table:table-cell table:style-name="ce1" table:formula="of:=MAX([.G101:.G107])" office:value-type="float" office:value="60.6337193329255" calcext:value-type="float">
            <text:p>60,63</text:p>
          </table:table-cell>
          <table:table-cell table:style-name="ce1" table:formula="of:=MAX([.H101:.H107])" office:value-type="float" office:value="80.718983693189" calcext:value-type="float">
            <text:p>80,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787706138995978" calcext:value-type="float">
            <text:p>0,79</text:p>
          </table:table-cell>
          <table:table-cell office:value-type="float" office:value="24.9972935125652" calcext:value-type="float">
            <text:p>25,00</text:p>
          </table:table-cell>
          <table:table-cell office:value-type="float" office:value="43.8008462200812" calcext:value-type="float">
            <text:p>43,80</text:p>
          </table:table-cell>
          <table:table-cell/>
          <table:table-cell office:value-type="string" calcext:value-type="string">
            <text:p>No noise</text:p>
          </table:table-cell>
          <table:table-cell table:style-name="ce1" office:value-type="float" office:value="82.0373360730523" calcext:value-type="float">
            <text:p>82,04</text:p>
          </table:table-cell>
          <table:table-cell table:style-name="ce1" office:value-type="float" office:value="95.9748683164049" calcext:value-type="float">
            <text:p>95,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299333152862696" calcext:value-type="float">
            <text:p>0,30</text:p>
          </table:table-cell>
          <table:table-cell office:value-type="float" office:value="25.2827231895191" calcext:value-type="float">
            <text:p>25,28</text:p>
          </table:table-cell>
          <table:table-cell office:value-type="float" office:value="42.6887828150382" calcext:value-type="float">
            <text:p>42,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264946593688084" calcext:value-type="float">
            <text:p>0,26</text:p>
          </table:table-cell>
          <table:table-cell office:value-type="float" office:value="17.2999081471771" calcext:value-type="float">
            <text:p>17,30</text:p>
          </table:table-cell>
          <table:table-cell office:value-type="float" office:value="32.8837915980201" calcext:value-type="float">
            <text:p>32,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3</text:p>
          </table:table-cell>
          <table:table-cell office:value-type="float" office:value="0.271203500720171" calcext:value-type="float">
            <text:p>0,27</text:p>
          </table:table-cell>
          <table:table-cell office:value-type="float" office:value="25.0829502854072" calcext:value-type="float">
            <text:p>25,08</text:p>
          </table:table-cell>
          <table:table-cell office:value-type="float" office:value="44.8404757830023" calcext:value-type="float">
            <text:p>44,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743922646229084" calcext:value-type="float">
            <text:p>0,74</text:p>
          </table:table-cell>
          <table:table-cell office:value-type="float" office:value="31.8165163486982" calcext:value-type="float">
            <text:p>31,82</text:p>
          </table:table-cell>
          <table:table-cell office:value-type="float" office:value="52.597291037382" calcext:value-type="float">
            <text:p>52,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1.55668217860735" calcext:value-type="float">
            <text:p>1,56</text:p>
          </table:table-cell>
          <table:table-cell office:value-type="float" office:value="30.1463310233845" calcext:value-type="float">
            <text:p>30,15</text:p>
          </table:table-cell>
          <table:table-cell office:value-type="float" office:value="49.8275943510534" calcext:value-type="float">
            <text:p>49,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470170015325913" calcext:value-type="float">
            <text:p>0,47</text:p>
          </table:table-cell>
          <table:table-cell office:value-type="float" office:value="27.8639401742406" calcext:value-type="float">
            <text:p>27,86</text:p>
          </table:table-cell>
          <table:table-cell office:value-type="float" office:value="48.0500480601343" calcext:value-type="float">
            <text:p>48,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767428586116204" calcext:value-type="float">
            <text:p>0,77</text:p>
          </table:table-cell>
          <table:table-cell office:value-type="float" office:value="28.7116519250333" calcext:value-type="float">
            <text:p>28,71</text:p>
          </table:table-cell>
          <table:table-cell office:value-type="float" office:value="49.0902045051033" calcext:value-type="float">
            <text:p>49,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277682703274947" calcext:value-type="float">
            <text:p>0,28</text:p>
          </table:table-cell>
          <table:table-cell office:value-type="float" office:value="28.0174618096875" calcext:value-type="float">
            <text:p>28,02</text:p>
          </table:table-cell>
          <table:table-cell office:value-type="float" office:value="46.8798066568434" calcext:value-type="float">
            <text:p>46,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243537549789135" calcext:value-type="float">
            <text:p>0,24</text:p>
          </table:table-cell>
          <table:table-cell office:value-type="float" office:value="21.3872930571268" calcext:value-type="float">
            <text:p>21,39</text:p>
          </table:table-cell>
          <table:table-cell office:value-type="float" office:value="38.8825462868845" calcext:value-type="float">
            <text:p>38,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5</text:p>
          </table:table-cell>
          <table:table-cell office:value-type="float" office:value="0.255294236999292" calcext:value-type="float">
            <text:p>0,26</text:p>
          </table:table-cell>
          <table:table-cell office:value-type="float" office:value="28.4862766338336" calcext:value-type="float">
            <text:p>28,49</text:p>
          </table:table-cell>
          <table:table-cell office:value-type="float" office:value="49.6770730210034" calcext:value-type="float">
            <text:p>49,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683594614267349" calcext:value-type="float">
            <text:p>0,68</text:p>
          </table:table-cell>
          <table:table-cell office:value-type="float" office:value="42.3935039172153" calcext:value-type="float">
            <text:p>42,39</text:p>
          </table:table-cell>
          <table:table-cell office:value-type="float" office:value="64.8472985701621" calcext:value-type="float">
            <text:p>64,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1.50342840414781" calcext:value-type="float">
            <text:p>1,50</text:p>
          </table:table-cell>
          <table:table-cell office:value-type="float" office:value="41.5538969314932" calcext:value-type="float">
            <text:p>41,55</text:p>
          </table:table-cell>
          <table:table-cell office:value-type="float" office:value="63.9278369888529" calcext:value-type="float">
            <text:p>63,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414518367785674" calcext:value-type="float">
            <text:p>0,41</text:p>
          </table:table-cell>
          <table:table-cell office:value-type="float" office:value="38.5341914371979" calcext:value-type="float">
            <text:p>38,53</text:p>
          </table:table-cell>
          <table:table-cell office:value-type="float" office:value="60.745394525358" calcext:value-type="float">
            <text:p>60,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711634062803709" calcext:value-type="float">
            <text:p>0,71</text:p>
          </table:table-cell>
          <table:table-cell office:value-type="float" office:value="40.7716610839561" calcext:value-type="float">
            <text:p>40,77</text:p>
          </table:table-cell>
          <table:table-cell office:value-type="float" office:value="63.5522628046242" calcext:value-type="float">
            <text:p>63,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223881918650407" calcext:value-type="float">
            <text:p>0,22</text:p>
          </table:table-cell>
          <table:table-cell office:value-type="float" office:value="36.9841927282955" calcext:value-type="float">
            <text:p>36,98</text:p>
          </table:table-cell>
          <table:table-cell office:value-type="float" office:value="58.9580381342405" calcext:value-type="float">
            <text:p>58,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197305399637956" calcext:value-type="float">
            <text:p>0,20</text:p>
          </table:table-cell>
          <table:table-cell office:value-type="float" office:value="31.1815171611944" calcext:value-type="float">
            <text:p>31,18</text:p>
          </table:table-cell>
          <table:table-cell office:value-type="float" office:value="51.7570101407843" calcext:value-type="float">
            <text:p>51,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white_-10</text:p>
          </table:table-cell>
          <table:table-cell office:value-type="float" office:value="0.210223617462011" calcext:value-type="float">
            <text:p>0,21</text:p>
          </table:table-cell>
          <table:table-cell office:value-type="float" office:value="38.5392757242881" calcext:value-type="float">
            <text:p>38,54</text:p>
          </table:table-cell>
          <table:table-cell office:value-type="float" office:value="62.091963043675" calcext:value-type="float">
            <text:p>62,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733618747729522" calcext:value-type="float">
            <text:p>0,73</text:p>
          </table:table-cell>
          <table:table-cell office:value-type="float" office:value="37.9218197557143" calcext:value-type="float">
            <text:p>37,92</text:p>
          </table:table-cell>
          <table:table-cell office:value-type="float" office:value="58.382603424159" calcext:value-type="float">
            <text:p>58,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1.54875307358228" calcext:value-type="float">
            <text:p>1,55</text:p>
          </table:table-cell>
          <table:table-cell office:value-type="float" office:value="38.7496075792061" calcext:value-type="float">
            <text:p>38,75</text:p>
          </table:table-cell>
          <table:table-cell office:value-type="float" office:value="59.0537377169072" calcext:value-type="float">
            <text:p>59,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459935720150287" calcext:value-type="float">
            <text:p>0,46</text:p>
          </table:table-cell>
          <table:table-cell office:value-type="float" office:value="37.4294375554151" calcext:value-type="float">
            <text:p>37,43</text:p>
          </table:table-cell>
          <table:table-cell office:value-type="float" office:value="57.7396881348314" calcext:value-type="float">
            <text:p>57,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754490063740657" calcext:value-type="float">
            <text:p>0,75</text:p>
          </table:table-cell>
          <table:table-cell office:value-type="float" office:value="38.4567659175876" calcext:value-type="float">
            <text:p>38,46</text:p>
          </table:table-cell>
          <table:table-cell office:value-type="float" office:value="58.981091652634" calcext:value-type="float">
            <text:p>58,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248135774181439" calcext:value-type="float">
            <text:p>0,25</text:p>
          </table:table-cell>
          <table:table-cell office:value-type="float" office:value="36.4736088393828" calcext:value-type="float">
            <text:p>36,47</text:p>
          </table:table-cell>
          <table:table-cell office:value-type="float" office:value="56.3206342617223" calcext:value-type="float">
            <text:p>56,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225074295814221" calcext:value-type="float">
            <text:p>0,23</text:p>
          </table:table-cell>
          <table:table-cell office:value-type="float" office:value="30.9665017428464" calcext:value-type="float">
            <text:p>30,97</text:p>
          </table:table-cell>
          <table:table-cell office:value-type="float" office:value="50.1095206324746" calcext:value-type="float">
            <text:p>50,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0</text:p>
          </table:table-cell>
          <table:table-cell office:value-type="float" office:value="0.24393871311958" calcext:value-type="float">
            <text:p>0,24</text:p>
          </table:table-cell>
          <table:table-cell office:value-type="float" office:value="37.5772954629889" calcext:value-type="float">
            <text:p>37,58</text:p>
          </table:table-cell>
          <table:table-cell office:value-type="float" office:value="57.9540814774509" calcext:value-type="float">
            <text:p>57,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695238938698402" calcext:value-type="float">
            <text:p>0,70</text:p>
          </table:table-cell>
          <table:table-cell office:value-type="float" office:value="44.3707332981821" calcext:value-type="float">
            <text:p>44,37</text:p>
          </table:table-cell>
          <table:table-cell office:value-type="float" office:value="65.378891713501" calcext:value-type="float">
            <text:p>65,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1.51135653715867" calcext:value-type="float">
            <text:p>1,51</text:p>
          </table:table-cell>
          <table:table-cell office:value-type="float" office:value="45.6202475356543" calcext:value-type="float">
            <text:p>45,62</text:p>
          </table:table-cell>
          <table:table-cell office:value-type="float" office:value="66.1403998795379" calcext:value-type="float">
            <text:p>66,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420681123550122" calcext:value-type="float">
            <text:p>0,42</text:p>
          </table:table-cell>
          <table:table-cell office:value-type="float" office:value="43.6499816279838" calcext:value-type="float">
            <text:p>43,65</text:p>
          </table:table-cell>
          <table:table-cell office:value-type="float" office:value="64.9122157705474" calcext:value-type="float">
            <text:p>64,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719881397027236" calcext:value-type="float">
            <text:p>0,72</text:p>
          </table:table-cell>
          <table:table-cell office:value-type="float" office:value="44.8400129549857" calcext:value-type="float">
            <text:p>44,84</text:p>
          </table:table-cell>
          <table:table-cell office:value-type="float" office:value="65.8266371850722" calcext:value-type="float">
            <text:p>65,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216044188692019" calcext:value-type="float">
            <text:p>0,22</text:p>
          </table:table-cell>
          <table:table-cell office:value-type="float" office:value="42.1549862427194" calcext:value-type="float">
            <text:p>42,15</text:p>
          </table:table-cell>
          <table:table-cell office:value-type="float" office:value="63.4204480562382" calcext:value-type="float">
            <text:p>63,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197145279783469" calcext:value-type="float">
            <text:p>0,20</text:p>
          </table:table-cell>
          <table:table-cell office:value-type="float" office:value="35.5510428715366" calcext:value-type="float">
            <text:p>35,55</text:p>
          </table:table-cell>
          <table:table-cell office:value-type="float" office:value="56.138887102221" calcext:value-type="float">
            <text:p>56,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3</text:p>
          </table:table-cell>
          <table:table-cell office:value-type="float" office:value="0.211457252502441" calcext:value-type="float">
            <text:p>0,21</text:p>
          </table:table-cell>
          <table:table-cell office:value-type="float" office:value="43.4540237528996" calcext:value-type="float">
            <text:p>43,45</text:p>
          </table:table-cell>
          <table:table-cell office:value-type="float" office:value="64.8127524747067" calcext:value-type="float">
            <text:p>64,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671216068359522" calcext:value-type="float">
            <text:p>0,67</text:p>
          </table:table-cell>
          <table:table-cell office:value-type="float" office:value="48.8433863187999" calcext:value-type="float">
            <text:p>48,84</text:p>
          </table:table-cell>
          <table:table-cell office:value-type="float" office:value="69.5645882334032" calcext:value-type="float">
            <text:p>69,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1.49025004185163" calcext:value-type="float">
            <text:p>1,49</text:p>
          </table:table-cell>
          <table:table-cell office:value-type="float" office:value="49.656035043546" calcext:value-type="float">
            <text:p>49,66</text:p>
          </table:table-cell>
          <table:table-cell office:value-type="float" office:value="70.4247128904683" calcext:value-type="float">
            <text:p>70,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396594124344679" calcext:value-type="float">
            <text:p>0,40</text:p>
          </table:table-cell>
          <table:table-cell office:value-type="float" office:value="47.6951360026075" calcext:value-type="float">
            <text:p>47,70</text:p>
          </table:table-cell>
          <table:table-cell office:value-type="float" office:value="69.0045072857787" calcext:value-type="float">
            <text:p>69,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698032344763096" calcext:value-type="float">
            <text:p>0,70</text:p>
          </table:table-cell>
          <table:table-cell office:value-type="float" office:value="49.2526604177581" calcext:value-type="float">
            <text:p>49,25</text:p>
          </table:table-cell>
          <table:table-cell office:value-type="float" office:value="70.0655513578663" calcext:value-type="float">
            <text:p>70,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195996985985683" calcext:value-type="float">
            <text:p>0,20</text:p>
          </table:table-cell>
          <table:table-cell office:value-type="float" office:value="46.0299501404553" calcext:value-type="float">
            <text:p>46,03</text:p>
          </table:table-cell>
          <table:table-cell office:value-type="float" office:value="67.4425731987002" calcext:value-type="float">
            <text:p>67,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180454130356128" calcext:value-type="float">
            <text:p>0,18</text:p>
          </table:table-cell>
          <table:table-cell office:value-type="float" office:value="38.2287473929451" calcext:value-type="float">
            <text:p>38,23</text:p>
          </table:table-cell>
          <table:table-cell office:value-type="float" office:value="59.8994818208227" calcext:value-type="float">
            <text:p>59,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5</text:p>
          </table:table-cell>
          <table:table-cell office:value-type="float" office:value="0.191463047495255" calcext:value-type="float">
            <text:p>0,19</text:p>
          </table:table-cell>
          <table:table-cell office:value-type="float" office:value="47.4095084938042" calcext:value-type="float">
            <text:p>47,41</text:p>
          </table:table-cell>
          <table:table-cell office:value-type="float" office:value="68.7665232391164" calcext:value-type="float">
            <text:p>68,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616763843939854" calcext:value-type="float">
            <text:p>0,62</text:p>
          </table:table-cell>
          <table:table-cell office:value-type="float" office:value="59.787223627405" calcext:value-type="float">
            <text:p>59,79</text:p>
          </table:table-cell>
          <table:table-cell office:value-type="float" office:value="79.9343406366524" calcext:value-type="float">
            <text:p>79,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1.43917582585261" calcext:value-type="float">
            <text:p>1,44</text:p>
          </table:table-cell>
          <table:table-cell office:value-type="float" office:value="60.6337193329255" calcext:value-type="float">
            <text:p>60,63</text:p>
          </table:table-cell>
          <table:table-cell office:value-type="float" office:value="80.718983693189" calcext:value-type="float">
            <text:p>80,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34303533572417" calcext:value-type="float">
            <text:p>0,34</text:p>
          </table:table-cell>
          <table:table-cell office:value-type="float" office:value="58.5421175407083" calcext:value-type="float">
            <text:p>58,54</text:p>
          </table:table-cell>
          <table:table-cell office:value-type="float" office:value="79.4658324411322" calcext:value-type="float">
            <text:p>79,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649524347140239" calcext:value-type="float">
            <text:p>0,65</text:p>
          </table:table-cell>
          <table:table-cell office:value-type="float" office:value="60.2092011265871" calcext:value-type="float">
            <text:p>60,21</text:p>
          </table:table-cell>
          <table:table-cell office:value-type="float" office:value="80.3721886366231" calcext:value-type="float">
            <text:p>80,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152041983145934" calcext:value-type="float">
            <text:p>0,15</text:p>
          </table:table-cell>
          <table:table-cell office:value-type="float" office:value="56.0789525027339" calcext:value-type="float">
            <text:p>56,08</text:p>
          </table:table-cell>
          <table:table-cell office:value-type="float" office:value="77.814296067914" calcext:value-type="float">
            <text:p>77,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142926966341642" calcext:value-type="float">
            <text:p>0,14</text:p>
          </table:table-cell>
          <table:table-cell office:value-type="float" office:value="46.4429655379011" calcext:value-type="float">
            <text:p>46,44</text:p>
          </table:table-cell>
          <table:table-cell office:value-type="float" office:value="69.7757106734238" calcext:value-type="float">
            <text:p>69,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string" calcext:value-type="string">
            <text:p>_Noisevoices_-10</text:p>
          </table:table-cell>
          <table:table-cell office:value-type="float" office:value="0.145986288785934" calcext:value-type="float">
            <text:p>0,15</text:p>
          </table:table-cell>
          <table:table-cell office:value-type="float" office:value="58.1160848821727" calcext:value-type="float">
            <text:p>58,12</text:p>
          </table:table-cell>
          <table:table-cell office:value-type="float" office:value="79.2563582775425" calcext:value-type="float">
            <text:p>79,26</text:p>
          </table:table-cell>
          <table:table-cell table:number-columns-repeated="1016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preading" table:style-name="ta2"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ined" table:style-name="ta3">
        <office:forms form:automatic-focus="false" form:apply-design-mode="false"/>
        <table:shapes>
          <draw:frame draw:z-index="0" draw:style-name="gr1" draw:text-style-name="P1" svg:width="301.39mm" svg:height="184.12mm" svg:x="514.86mm" svg:y="168.78mm">
            <loext:p draw:notify-on-update-of-ranges="combined.B82:combined.B82 combined.B94:combined.B94 combined.G94:combined.G98 combined.B2:combined.B2 combined.G2:combined.G6 combined.B16:combined.B16 combined.B29:combined.B29 combined.G29:combined.G33 combined.B42:combined.B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282.88mm" svg:height="172.27mm" svg:x="515.41mm" svg:y="-0.72mm">
            <loext:p draw:notify-on-update-of-ranges="combined.E2:combined.E6 combined.B82:combined.B82 combined.B94:combined.B94 combined.G94:combined.G98 combined.B2:combined.B2 combined.G2:combined.G6 combined.B16:combined.B16 combined.G16:combined.G20 combined.B42:combined.B42 combined.B56:combined.B56 combined.G56:combined.G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2" draw:text-style-name="P1" svg:width="131.86mm" svg:height="78.61mm" svg:x="323.15mm" svg:y="643.99mm">
            <loext:p draw:notify-on-update-of-ranges="combined.E42:combined.E46 combined.B82:combined.B82 combined.B94:combined.B94 combined.G94:combined.G98 combined.B2:combined.B2 combined.G2:combined.G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2" draw:text-style-name="P1" svg:width="234.16mm" svg:height="128.73mm" svg:x="520.25mm" svg:y="487.29mm">
            <loext:p draw:notify-on-update-of-ranges="combined.E22:combined.E26 combined.B82:combined.B82 combined.G88:combined.G92 combined.B94:combined.B94 combined.G100:combined.G104 combined.B2:combined.B2 combined.G8:combined.G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2" draw:text-style-name="P1" svg:width="116.88mm" svg:height="78.61mm" svg:x="229.69mm" svg:y="676.84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2" draw:text-style-name="P1" svg:width="102.5mm" svg:height="71.38mm" svg:x="496.56mm" svg:y="705.56mm">
            <loext:p draw:notify-on-update-of-ranges="combined.E2:combined.E6 combined.B82:combined.B82 combined.B94:combined.B94 combined.G94:combined.G98 combined.B2:combined.B2 combined.G2:combined.G6 combined.B56:combined.B56 combined.G56:combined.G6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2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__2_LSTMLayer256_256_nbMFCC39_bidirectional__CNN_google_conv_lipRNN_256_256__FC_512_512_512__TCDTIMIT_lipspeakers</text:p>
          </table:table-cell>
          <table:table-cell office:value-type="string" calcext:value-type="string">
            <text:p>Multimodal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table:style-name="ce1" office:value-type="float" office:value="4.51521501087007" calcext:value-type="float">
            <text:p>4,52</text:p>
          </table:table-cell>
          <table:table-cell table:style-name="ce1" office:value-type="float" office:value="42.032983383059" calcext:value-type="float">
            <text:p>42,03</text:p>
          </table:table-cell>
          <table:table-cell table:style-name="ce1" office:value-type="float" office:value="64.8792022267378" calcext:value-type="float">
            <text:p>64,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__2_LSTMLayer256_256_nbMFCC39_bidirectional__CNN_google_conv_lipRNN_256_256__FC_512_512_512__TCDTIMIT_lipspeakers</text:p>
          </table:table-cell>
          <table:table-cell office:value-type="string" calcext:value-type="string">
            <text:p>Multimodal: : Train with clean audio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table:style-name="ce1" office:value-type="float" office:value="4.23990299278524" calcext:value-type="float">
            <text:p>4,24</text:p>
          </table:table-cell>
          <table:table-cell table:style-name="ce1" office:value-type="float" office:value="45.0673485344107" calcext:value-type="float">
            <text:p>45,07</text:p>
          </table:table-cell>
          <table:table-cell table:style-name="ce1" office:value-type="float" office:value="68.4640339210997" calcext:value-type="float">
            <text:p>68,4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NN__2_LSTMLayer256_256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WLAS (RF)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table:style-name="ce1" office:value-type="float" office:value="4.04285611528339" calcext:value-type="float">
            <text:p>4,04</text:p>
          </table:table-cell>
          <table:table-cell table:style-name="ce1" office:value-type="float" office:value="46.6967839828301" calcext:value-type="float">
            <text:p>46,70</text:p>
          </table:table-cell>
          <table:table-cell table:style-name="ce1" office:value-type="float" office:value="70.7557559964784" calcext:value-type="float">
            <text:p>70,7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NN__2_LSTMLayer256_256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WLAS (RF)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table:style-name="ce1" office:value-type="float" office:value="3.56095870955166" calcext:value-type="float">
            <text:p>3,56</text:p>
          </table:table-cell>
          <table:table-cell table:style-name="ce1" office:value-type="float" office:value="51.5734888000406" calcext:value-type="float">
            <text:p>51,57</text:p>
          </table:table-cell>
          <table:table-cell table:style-name="ce1" office:value-type="float" office:value="76.1161291046767" calcext:value-type="float">
            <text:p>76,12</text:p>
          </table:table-cell>
          <table:table-cell table:number-columns-repeated="15"/>
          <table:table-cell office:value-type="string" calcext:value-type="string">
            <text:p>White Noise (0 dB)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26732447681328" calcext:value-type="float">
            <text:p>1,27</text:p>
          </table:table-cell>
          <table:table-cell table:style-name="ce1" office:value-type="float" office:value="76.1888242645181" calcext:value-type="float">
            <text:p>76,19</text:p>
          </table:table-cell>
          <table:table-cell table:style-name="ce5" office:value-type="float" office:value="93.8535594018632" calcext:value-type="float">
            <text:p>93,85</text:p>
          </table:table-cell>
          <table:table-cell table:number-columns-repeated="15"/>
          <table:table-cell office:value-type="string" calcext:value-type="string">
            <text:p>White Noise (-3 dB)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5"/>
          <table:table-cell office:value-type="string" calcext:value-type="string">
            <text:p>White Noise (-5 dB)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RNN__2_LSTMLayer512_512_nbMFCC39_bidirectional__CNN_WLAS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WLAS (RF)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table:style-name="ce1" office:value-type="float" office:value="3.16065672672156" calcext:value-type="float">
            <text:p>3,16</text:p>
          </table:table-cell>
          <table:table-cell table:style-name="ce1" office:value-type="float" office:value="54.5058538516363" calcext:value-type="float">
            <text:p>54,51</text:p>
          </table:table-cell>
          <table:table-cell table:style-name="ce1" office:value-type="float" office:value="78.095135668611" calcext:value-type="float">
            <text:p>78,10</text:p>
          </table:table-cell>
          <table:table-cell table:number-columns-repeated="15"/>
          <table:table-cell office:value-type="string" calcext:value-type="string">
            <text:p>White Noise (-10 dB)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RNN__2_LSTMLayer512_512_nbMFCC39_bidirectional__CNN_WLAS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WLAS (RF)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table:style-name="ce1" office:value-type="float" office:value="2.95165622879416" calcext:value-type="float">
            <text:p>2,95</text:p>
          </table:table-cell>
          <table:table-cell table:style-name="ce1" office:value-type="float" office:value="57.2692621708948" calcext:value-type="float">
            <text:p>57,27</text:p>
          </table:table-cell>
          <table:table-cell table:style-name="ce1" office:value-type="float" office:value="79.7399737781187" calcext:value-type="float">
            <text:p>79,74</text:p>
          </table:table-cell>
          <table:table-cell table:number-columns-repeated="15"/>
          <table:table-cell office:value-type="string" calcext:value-type="string">
            <text:p>No noise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RNN__2_LSTMLayer512_512_nbMFCC39_bidirectional__CNN_WLAS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WLAS (RF)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table:style-name="ce1" office:value-type="float" office:value="2.83063517723765" calcext:value-type="float">
            <text:p>2,83</text:p>
          </table:table-cell>
          <table:table-cell table:style-name="ce1" office:value-type="float" office:value="58.9066343390064" calcext:value-type="float">
            <text:p>58,91</text:p>
          </table:table-cell>
          <table:table-cell table:style-name="ce1" office:value-type="float" office:value="81.6973909936462" calcext:value-type="float">
            <text:p>81,7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NN__2_LSTMLayer512_512_nbMFCC39_bidirectional__CNN_WLAS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WLAS (RF)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table:style-name="ce1" office:value-type="float" office:value="2.47463335909627" calcext:value-type="float">
            <text:p>2,47</text:p>
          </table:table-cell>
          <table:table-cell table:style-name="ce1" office:value-type="float" office:value="63.3934165750231" calcext:value-type="float">
            <text:p>63,39</text:p>
          </table:table-cell>
          <table:table-cell table:style-name="ce1" office:value-type="float" office:value="85.1094029307785" calcext:value-type="float">
            <text:p>85,11</text:p>
          </table:table-cell>
          <table:table-cell table:number-columns-repeated="15"/>
          <table:table-cell office:value-type="string" calcext:value-type="string">
            <text:p>Other speaker (0 dB)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26732447681328" calcext:value-type="float">
            <text:p>1,27</text:p>
          </table:table-cell>
          <table:table-cell table:style-name="ce1" office:value-type="float" office:value="76.1888242645181" calcext:value-type="float">
            <text:p>76,19</text:p>
          </table:table-cell>
          <table:table-cell table:style-name="ce5" office:value-type="float" office:value="92.27" calcext:value-type="float">
            <text:p>92,27</text:p>
          </table:table-cell>
          <table:table-cell table:number-columns-repeated="15"/>
          <table:table-cell office:value-type="string" calcext:value-type="string">
            <text:p>Other speaker (-3 dB)</text:p>
          </table:table-cell>
          <table:table-cell table:number-columns-repeated="1000"/>
        </table:table-row>
        <table:table-row table:style-name="ro1">
          <table:table-cell table:number-columns-repeated="23"/>
          <table:table-cell office:value-type="string" calcext:value-type="string">
            <text:p>Other speaker (-5 dB)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# with attention networks</text:p>
          </table:table-cell>
          <table:table-cell table:number-columns-repeated="4"/>
          <table:table-cell table:style-name="ce1" table:number-columns-repeated="3"/>
          <table:table-cell table:number-columns-repeated="15"/>
          <table:table-cell office:value-type="string" calcext:value-type="string">
            <text:p>Other speaker (-10 dB)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rain on clean + white + voices all together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table:style-name="ce1" office:value-type="string" calcext:value-type="string">
            <text:p>Test Cost</text:p>
          </table:table-cell>
          <table:table-cell table:style-name="ce1" office:value-type="string" calcext:value-type="string">
            <text:p>Test Accuracy</text:p>
          </table:table-cell>
          <table:table-cell table:style-name="ce1" office:value-type="string" calcext:value-type="string">
            <text:p>Test Top 3 Accuracy</text:p>
          </table:table-cell>
          <table:table-cell table:number-columns-repeated="15"/>
          <table:table-cell office:value-type="string" calcext:value-type="string">
            <text:p>No nois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 (attention): Train with clean + <text:s/>noisy audio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table:style-name="ce1" office:value-type="float" office:value="2.2615066157791" calcext:value-type="float">
            <text:p>2,26</text:p>
          </table:table-cell>
          <table:table-cell table:style-name="ce1" office:value-type="float" office:value="49.5811782099984" calcext:value-type="float">
            <text:p>49,58</text:p>
          </table:table-cell>
          <table:table-cell table:style-name="ce1" office:value-type="float" office:value="73.9655567712831" calcext:value-type="float">
            <text:p>73,97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table:style-name="ce1" office:value-type="float" office:value="2.18574085018852" calcext:value-type="float">
            <text:p>2,19</text:p>
          </table:table-cell>
          <table:table-cell table:style-name="ce1" office:value-type="float" office:value="50.731051477777" calcext:value-type="float">
            <text:p>50,73</text:p>
          </table:table-cell>
          <table:table-cell table:style-name="ce1" office:value-type="float" office:value="75.558970737408" calcext:value-type="float">
            <text:p>75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table:style-name="ce1" office:value-type="float" office:value="2.13861327486121" calcext:value-type="float">
            <text:p>2,14</text:p>
          </table:table-cell>
          <table:table-cell table:style-name="ce1" office:value-type="float" office:value="51.1232713213215" calcext:value-type="float">
            <text:p>51,12</text:p>
          </table:table-cell>
          <table:table-cell table:style-name="ce1" office:value-type="float" office:value="76.5384525402158" calcext:value-type="float">
            <text:p>76,5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table:style-name="ce1" office:value-type="float" office:value="2.01574379386324" calcext:value-type="float">
            <text:p>2,02</text:p>
          </table:table-cell>
          <table:table-cell table:style-name="ce1" office:value-type="float" office:value="53.2808085024615" calcext:value-type="float">
            <text:p>53,28</text:p>
          </table:table-cell>
          <table:table-cell table:style-name="ce1" office:value-type="float" office:value="78.7350525631821" calcext:value-type="float">
            <text:p>78,74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45249572060841" calcext:value-type="float">
            <text:p>1,45</text:p>
          </table:table-cell>
          <table:table-cell table:style-name="ce5" office:value-type="float" office:value="62.8735447342778" calcext:value-type="float">
            <text:p>62,87</text:p>
          </table:table-cell>
          <table:table-cell table:style-name="ce5" office:value-type="float" office:value="87.8996943138612" calcext:value-type="float">
            <text:p>87,9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3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: </text:p>
            <text:p>Audio (RF): LSTM 256 / 2 | Lipreading (RF): WLAS (RF) + LSTM 256 / 2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table:style-name="ce1" office:value-type="float" office:value="2.02873336056094" calcext:value-type="float">
            <text:p>2,03</text:p>
          </table:table-cell>
          <table:table-cell table:style-name="ce1" office:value-type="float" office:value="53.9198985218486" calcext:value-type="float">
            <text:p>53,92</text:p>
          </table:table-cell>
          <table:table-cell table:style-name="ce1" office:value-type="float" office:value="77.9785440867245" calcext:value-type="float">
            <text:p>77,9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table:style-name="ce1" office:value-type="float" office:value="1.95533111910799" calcext:value-type="float">
            <text:p>1,96</text:p>
          </table:table-cell>
          <table:table-cell table:style-name="ce1" office:value-type="float" office:value="53.9396978108398" calcext:value-type="float">
            <text:p>53,94</text:p>
          </table:table-cell>
          <table:table-cell table:style-name="ce1" office:value-type="float" office:value="79.319595472639" calcext:value-type="float">
            <text:p>79,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table:style-name="ce1" office:value-type="float" office:value="1.89999841740637" calcext:value-type="float">
            <text:p>1,90</text:p>
          </table:table-cell>
          <table:table-cell table:style-name="ce1" office:value-type="float" office:value="55.2228659068867" calcext:value-type="float">
            <text:p>55,22</text:p>
          </table:table-cell>
          <table:table-cell table:style-name="ce1" office:value-type="float" office:value="80.6521017935158" calcext:value-type="float">
            <text:p>80,6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audioDense__CNN_WLAS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table:style-name="ce1" office:value-type="float" office:value="1.77305798871177" calcext:value-type="float">
            <text:p>1,77</text:p>
          </table:table-cell>
          <table:table-cell table:style-name="ce1" office:value-type="float" office:value="56.9829144648143" calcext:value-type="float">
            <text:p>56,98</text:p>
          </table:table-cell>
          <table:table-cell table:style-name="ce1" office:value-type="float" office:value="82.8743653999622" calcext:value-type="float">
            <text:p>82,87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45249572060841" calcext:value-type="float">
            <text:p>1,45</text:p>
          </table:table-cell>
          <table:table-cell table:style-name="ce5" office:value-type="float" office:value="62.8735447342778" calcext:value-type="float">
            <text:p>62,87</text:p>
          </table:table-cell>
          <table:table-cell table:style-name="ce5" office:value-type="float" office:value="87.8996943138612" calcext:value-type="float">
            <text:p>87,9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pretrain clean, then white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table:style-name="ce1" office:value-type="string" calcext:value-type="string">
            <text:p>Test Cost</text:p>
          </table:table-cell>
          <table:table-cell table:style-name="ce1" office:value-type="string" calcext:value-type="string">
            <text:p>Test Accuracy</text:p>
          </table:table-cell>
          <table:table-cell table:style-name="ce1" office:value-type="string" calcext:value-type="string">
            <text:p>Test Top 3 Accura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 (attention): Pretrain clean audio + <text:s/>retrain with clean + noisy <text:s/>audio (white)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table:style-name="ce1" office:value-type="float" office:value="2.13629825213255" calcext:value-type="float">
            <text:p>2,14</text:p>
          </table:table-cell>
          <table:table-cell table:style-name="ce1" office:value-type="float" office:value="57.0756281867172" calcext:value-type="float">
            <text:p>57,08</text:p>
          </table:table-cell>
          <table:table-cell table:style-name="ce1" office:value-type="float" office:value="82.3726246530029" calcext:value-type="float">
            <text:p>82,3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table:style-name="ce1" office:value-type="float" office:value="1.99335075766493" calcext:value-type="float">
            <text:p>1,99</text:p>
          </table:table-cell>
          <table:table-cell table:style-name="ce1" office:value-type="float" office:value="59.654453745136" calcext:value-type="float">
            <text:p>59,65</text:p>
          </table:table-cell>
          <table:table-cell table:style-name="ce1" office:value-type="float" office:value="83.993170121963" calcext:value-type="float">
            <text:p>83,9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table:style-name="ce1" office:value-type="float" office:value="1.93649148347574" calcext:value-type="float">
            <text:p>1,94</text:p>
          </table:table-cell>
          <table:table-cell table:style-name="ce1" office:value-type="float" office:value="61.2521353351089" calcext:value-type="float">
            <text:p>61,25</text:p>
          </table:table-cell>
          <table:table-cell table:style-name="ce1" office:value-type="float" office:value="85.0347841387348" calcext:value-type="float">
            <text:p>85,0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table:style-name="ce1" office:value-type="float" office:value="1.78672792372249" calcext:value-type="float">
            <text:p>1,79</text:p>
          </table:table-cell>
          <table:table-cell table:style-name="ce1" office:value-type="float" office:value="64.5614679886665" calcext:value-type="float">
            <text:p>64,56</text:p>
          </table:table-cell>
          <table:table-cell table:style-name="ce1" office:value-type="float" office:value="86.5309123059349" calcext:value-type="float">
            <text:p>86,5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38440636445434" calcext:value-type="float">
            <text:p>1,38</text:p>
          </table:table-cell>
          <table:table-cell table:style-name="ce5" office:value-type="float" office:value="73.343452424198" calcext:value-type="float">
            <text:p>73,34</text:p>
          </table:table-cell>
          <table:table-cell table:style-name="ce5" office:value-type="float" office:value="91.244782464337" calcext:value-type="float">
            <text:p>91,2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table:number-columns-repeated="2"/>
          <table:table-cell table:style-name="ce5" office:value-type="string" calcext:value-type="string">
            <text:p>Multimodal: 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: </text:p>
            <text:p>Audio (RF) :LSTM 256 / 2 | Lipreading (RF): WLAS (RF) + LSTM 256 / 2 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table:style-name="ce1" office:value-type="float" office:value="3.15206565614386" calcext:value-type="float">
            <text:p>3,15</text:p>
          </table:table-cell>
          <table:table-cell table:style-name="ce1" office:value-type="float" office:value="51.5025601436049" calcext:value-type="float">
            <text:p>51,50</text:p>
          </table:table-cell>
          <table:table-cell table:style-name="ce1" office:value-type="string" calcext:value-type="string">
            <text:p>Audio:LSTM 256 / 2 RF | Lipreading: WLAS (RF) + LSTM 256 / 2 RF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table:style-name="ce1" office:value-type="float" office:value="2.88814586736423" calcext:value-type="float">
            <text:p>2,89</text:p>
          </table:table-cell>
          <table:table-cell table:style-name="ce1" office:value-type="float" office:value="54.9808310804429" calcext:value-type="float">
            <text:p>54,98</text:p>
          </table:table-cell>
          <table:table-cell table:style-name="ce1" office:value-type="float" office:value="77.2564702358617" calcext:value-type="float">
            <text:p>77,2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table:style-name="ce1" office:value-type="float" office:value="2.68627611937977" calcext:value-type="float">
            <text:p>2,69</text:p>
          </table:table-cell>
          <table:table-cell table:style-name="ce1" office:value-type="float" office:value="57.0594775405797" calcext:value-type="float">
            <text:p>57,06</text:p>
          </table:table-cell>
          <table:table-cell table:style-name="ce1" office:value-type="float" office:value="79.524074731524" calcext:value-type="float">
            <text:p>79,5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table:style-name="ce1" office:value-type="float" office:value="2.20957410645175" calcext:value-type="float">
            <text:p>2,21</text:p>
          </table:table-cell>
          <table:table-cell table:style-name="ce1" office:value-type="float" office:value="62.4239342811304" calcext:value-type="float">
            <text:p>62,42</text:p>
          </table:table-cell>
          <table:table-cell table:style-name="ce1" office:value-type="float" office:value="83.2634083412482" calcext:value-type="float">
            <text:p>83,26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38440636445434" calcext:value-type="float">
            <text:p>1,38</text:p>
          </table:table-cell>
          <table:table-cell table:style-name="ce5" office:value-type="float" office:value="73.343452424198" calcext:value-type="float">
            <text:p>73,34</text:p>
          </table:table-cell>
          <table:table-cell table:style-name="ce5" office:value-type="float" office:value="91.244782464337" calcext:value-type="float">
            <text:p>91,2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# pretrain clean; then white, then voices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table:style-name="ce1" office:value-type="string" calcext:value-type="string">
            <text:p>Test Cost</text:p>
          </table:table-cell>
          <table:table-cell table:style-name="ce1" office:value-type="string" calcext:value-type="string">
            <text:p>Test Accuracy</text:p>
          </table:table-cell>
          <table:table-cell table:style-name="ce1" office:value-type="string" calcext:value-type="string">
            <text:p>Test Top 3 Accuracy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 (attention): </text:p>
            <text:p>Pretrain clean audio +  retrain with clean and noisy audio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table:style-name="ce1" office:value-type="float" office:value="1.86186103438918" calcext:value-type="float">
            <text:p>1,86</text:p>
          </table:table-cell>
          <table:table-cell table:style-name="ce1" office:value-type="float" office:value="51.4219052605815" calcext:value-type="float">
            <text:p>51,42</text:p>
          </table:table-cell>
          <table:table-cell table:style-name="ce1" office:value-type="float" office:value="78.7253071860556" calcext:value-type="float">
            <text:p>78,7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table:style-name="ce1" office:value-type="float" office:value="1.73219162948204" calcext:value-type="float">
            <text:p>1,73</text:p>
          </table:table-cell>
          <table:table-cell table:style-name="ce1" office:value-type="float" office:value="53.8817538972541" calcext:value-type="float">
            <text:p>53,88</text:p>
          </table:table-cell>
          <table:table-cell table:style-name="ce1" office:value-type="float" office:value="80.8330571280031" calcext:value-type="float">
            <text:p>80,8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table:style-name="ce1" office:value-type="float" office:value="1.66915419168803" calcext:value-type="float">
            <text:p>1,67</text:p>
          </table:table-cell>
          <table:table-cell table:style-name="ce1" office:value-type="float" office:value="55.5402170399051" calcext:value-type="float">
            <text:p>55,54</text:p>
          </table:table-cell>
          <table:table-cell table:style-name="ce1" office:value-type="float" office:value="81.318838147463" calcext:value-type="float">
            <text:p>81,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table:style-name="ce1" office:value-type="float" office:value="1.51978741257222" calcext:value-type="float">
            <text:p>1,52</text:p>
          </table:table-cell>
          <table:table-cell table:style-name="ce1" office:value-type="float" office:value="59.381979639396" calcext:value-type="float">
            <text:p>59,38</text:p>
          </table:table-cell>
          <table:table-cell table:style-name="ce1" office:value-type="float" office:value="84.2640794736316" calcext:value-type="float">
            <text:p>84,26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04481614971316" calcext:value-type="float">
            <text:p>1,04</text:p>
          </table:table-cell>
          <table:table-cell table:style-name="ce5" office:value-type="float" office:value="72.9300578435262" calcext:value-type="float">
            <text:p>72,93</text:p>
          </table:table-cell>
          <table:table-cell table:style-name="ce5" office:value-type="float" office:value="91.2856589054733" calcext:value-type="float">
            <text:p>91,2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5" table:number-columns-repeated="3"/>
          <table:table-cell table:number-columns-repeated="1016"/>
        </table:table-row>
        <table:table-row table:style-name="ro3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: </text:p>
            <text:p>Audio (RF): LSTM 256 / 2 | Lipreading (RF): WLAS (RF) + LSTM 256 / 2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table:style-name="ce1" office:value-type="float" office:value="1.72265479755608" calcext:value-type="float">
            <text:p>1,72</text:p>
          </table:table-cell>
          <table:table-cell table:style-name="ce1" office:value-type="float" office:value="55.1942952138521" calcext:value-type="float">
            <text:p>55,19</text:p>
          </table:table-cell>
          <table:table-cell table:style-name="ce1" office:value-type="float" office:value="79.3480792900319" calcext:value-type="float">
            <text:p>79,3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table:style-name="ce1" office:value-type="float" office:value="1.61350949902039" calcext:value-type="float">
            <text:p>1,61</text:p>
          </table:table-cell>
          <table:table-cell table:style-name="ce1" office:value-type="float" office:value="58.1556834570773" calcext:value-type="float">
            <text:p>58,16</text:p>
          </table:table-cell>
          <table:table-cell table:style-name="ce1" office:value-type="float" office:value="81.605313614985" calcext:value-type="float">
            <text:p>81,6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table:style-name="ce1" office:value-type="float" office:value="1.53379241264228" calcext:value-type="float">
            <text:p>1,53</text:p>
          </table:table-cell>
          <table:table-cell table:style-name="ce1" office:value-type="float" office:value="60.2607004054181" calcext:value-type="float">
            <text:p>60,26</text:p>
          </table:table-cell>
          <table:table-cell table:style-name="ce1" office:value-type="float" office:value="83.2410340097462" calcext:value-type="float">
            <text:p>8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NN__2_LSTMLayer256_256_nbMFCC39_bidirectional__CNN_WLAS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WLAS (RF)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table:style-name="ce1" office:value-type="float" office:value="1.36213320222768" calcext:value-type="float">
            <text:p>1,36</text:p>
          </table:table-cell>
          <table:table-cell table:style-name="ce1" office:value-type="float" office:value="64.3192417435832" calcext:value-type="float">
            <text:p>64,32</text:p>
          </table:table-cell>
          <table:table-cell table:style-name="ce1" office:value-type="float" office:value="85.589337674036" calcext:value-type="float">
            <text:p>85,59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3"/>
          <table:table-cell table:number-columns-repeated="2" table:style-name="ce2" office:value-type="string" calcext:value-type="string">
            <text:p>TCDTIMIT</text:p>
          </table:table-cell>
          <table:table-cell office:value-type="string" calcext:value-type="string">
            <text:p>No noise</text:p>
          </table:table-cell>
          <table:table-cell table:style-name="ce5" office:value-type="float" office:value="1.04481614971316" calcext:value-type="float">
            <text:p>1,04</text:p>
          </table:table-cell>
          <table:table-cell table:style-name="ce5" office:value-type="float" office:value="72.9300578435262" calcext:value-type="float">
            <text:p>72,93</text:p>
          </table:table-cell>
          <table:table-cell table:style-name="ce5" office:value-type="float" office:value="91.2856589054733" calcext:value-type="float">
            <text:p>91,29</text:p>
          </table:table-cell>
          <table:table-cell table:style-name="ce2" office:value-type="float" office:value="72.897055234995" calcext:value-type="float">
            <text:p>72,897055235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Multimodal </text:p>
            <text:p>(attention + </text:p>
            <text:p>E2E training)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office:value-type="float" office:value="2.01930768665297" calcext:value-type="float">
            <text:p>2,0193076867</text:p>
          </table:table-cell>
          <table:table-cell office:value-type="float" office:value="58.5549296367736" calcext:value-type="float">
            <text:p>58,5549296368</text:p>
          </table:table-cell>
          <table:table-cell office:value-type="float" office:value="83.6576034859358" calcext:value-type="float">
            <text:p>83,65760348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office:value-type="float" office:value="1.94853897295989" calcext:value-type="float">
            <text:p>1,948538973</text:p>
          </table:table-cell>
          <table:table-cell office:value-type="float" office:value="61.0690195194054" calcext:value-type="float">
            <text:p>61,0690195194</text:p>
          </table:table-cell>
          <table:table-cell office:value-type="float" office:value="84.4777434456362" calcext:value-type="float">
            <text:p>84,47774344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office:value-type="float" office:value="1.91347098685962" calcext:value-type="float">
            <text:p>1,9134709869</text:p>
          </table:table-cell>
          <table:table-cell office:value-type="float" office:value="61.6805567111804" calcext:value-type="float">
            <text:p>61,6805567112</text:p>
          </table:table-cell>
          <table:table-cell office:value-type="float" office:value="84.9731229778577" calcext:value-type="float">
            <text:p>84,97312297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office:value-type="float" office:value="1.82668489914436" calcext:value-type="float">
            <text:p>1,8266848991</text:p>
          </table:table-cell>
          <table:table-cell office:value-type="float" office:value="64.8236682533702" calcext:value-type="float">
            <text:p>64,8236682534</text:p>
          </table:table-cell>
          <table:table-cell office:value-type="float" office:value="86.5824327661095" calcext:value-type="float">
            <text:p>86,5824327661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No noise</text:p>
          </table:table-cell>
          <table:table-cell office:value-type="float" office:value="1.41525540091259" calcext:value-type="float">
            <text:p>1,4152554009</text:p>
          </table:table-cell>
          <table:table-cell office:value-type="float" office:value="74.5954251908637" calcext:value-type="float">
            <text:p>74,5954251909</text:p>
          </table:table-cell>
          <table:table-cell office:value-type="float" office:value="92.2508263415845" calcext:value-type="float">
            <text:p>92,2508263416</text:p>
          </table:table-cell>
          <table:table-cell office:value-type="float" office:value="74.739545154142" calcext:value-type="float">
            <text:p>74,739545154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office:value-type="float" office:value="2.60461323937296" calcext:value-type="float">
            <text:p>2,6046132394</text:p>
          </table:table-cell>
          <table:table-cell office:value-type="float" office:value="56.2008650787981" calcext:value-type="float">
            <text:p>56,2008650788</text:p>
          </table:table-cell>
          <table:table-cell office:value-type="float" office:value="79.8109648630113" calcext:value-type="float">
            <text:p>79,8109648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office:value-type="float" office:value="2.41368989588378" calcext:value-type="float">
            <text:p>2,4136898959</text:p>
          </table:table-cell>
          <table:table-cell office:value-type="float" office:value="58.0412433648006" calcext:value-type="float">
            <text:p>58,0412433648</text:p>
          </table:table-cell>
          <table:table-cell office:value-type="float" office:value="81.3813712590784" calcext:value-type="float">
            <text:p>81,381371259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office:value-type="float" office:value="2.27787717247938" calcext:value-type="float">
            <text:p>2,2778771725</text:p>
          </table:table-cell>
          <table:table-cell office:value-type="float" office:value="61.1634667688634" calcext:value-type="float">
            <text:p>61,1634667689</text:p>
          </table:table-cell>
          <table:table-cell office:value-type="float" office:value="83.1874291647857" calcext:value-type="float">
            <text:p>83,18742916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office:value-type="float" office:value="1.98357985275132" calcext:value-type="float">
            <text:p>1,9835798528</text:p>
          </table:table-cell>
          <table:table-cell office:value-type="float" office:value="65.3733554598573" calcext:value-type="float">
            <text:p>65,3733554599</text:p>
          </table:table-cell>
          <table:table-cell office:value-type="float" office:value="86.0547182289877" calcext:value-type="float">
            <text:p>86,054718229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RNN__2_LSTMLayer256_256_nbMFCC39_bidirectional__CNN_google_conv_lipRNN_256_256__attention__TCDTIMIT_lipspeakers__retrainedWithNoisyAudio_allowSubnetTraining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office:value-type="string" calcext:value-type="string">
            <text:p>TCDTIMIT</text:p>
          </table:table-cell>
          <table:table-cell office:value-type="string" calcext:value-type="string">
            <text:p>No noise</text:p>
          </table:table-cell>
          <table:table-cell office:value-type="float" office:value="1.41525540091259" calcext:value-type="float">
            <text:p>1,4152554009</text:p>
          </table:table-cell>
          <table:table-cell office:value-type="float" office:value="74.5954251908637" calcext:value-type="float">
            <text:p>74,5954251909</text:p>
          </table:table-cell>
          <table:table-cell office:value-type="float" office:value="92.2508263415845" calcext:value-type="float">
            <text:p>92,2508263416</text:p>
          </table:table-cell>
          <table:table-cell office:value-type="float" office:value="74.739545154142" calcext:value-type="float">
            <text:p>74,7395451541</text:p>
          </table:table-cell>
          <table:table-cell table:number-columns-repeated="101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MaxPerfs (TCDTIMIT)</text:p>
          </table:table-cell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White Noise (0 dB)</text:p>
          </table:table-cell>
          <table:table-cell/>
          <table:table-cell table:style-name="ce1" office:value-type="float" office:value="20.1038815616515" calcext:value-type="float">
            <text:p>20,10</text:p>
          </table:table-cell>
          <table:table-cell table:style-name="ce1" office:value-type="float" office:value="39.8781511517433" calcext:value-type="float">
            <text:p>39,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White Noise (-3 dB)</text:p>
          </table:table-cell>
          <table:table-cell/>
          <table:table-cell table:style-name="ce1" office:value-type="float" office:value="26.7637461709424" calcext:value-type="float">
            <text:p>26,76</text:p>
          </table:table-cell>
          <table:table-cell table:style-name="ce1" office:value-type="float" office:value="49.0720019211462" calcext:value-type="float">
            <text:p>49,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White Noise (-5 dB)</text:p>
          </table:table-cell>
          <table:table-cell/>
          <table:table-cell table:style-name="ce1" office:value-type="float" office:value="25.7403186219744" calcext:value-type="float">
            <text:p>25,74</text:p>
          </table:table-cell>
          <table:table-cell table:style-name="ce1" office:value-type="float" office:value="61.3140668437707" calcext:value-type="float">
            <text:p>61,3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White Noise (-10 dB)</text:p>
          </table:table-cell>
          <table:table-cell/>
          <table:table-cell table:style-name="ce1" office:value-type="float" office:value="32.2669094658289" calcext:value-type="float">
            <text:p>32,27</text:p>
          </table:table-cell>
          <table:table-cell table:style-name="ce1" office:value-type="float" office:value="71.2786629884968" calcext:value-type="float">
            <text:p>71,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No noise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7"/>
          <table:table-cell table:style-name="ce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Other speaker (0 dB)</text:p>
          </table:table-cell>
          <table:table-cell/>
          <table:table-cell table:style-name="ce1" office:value-type="float" office:value="39.1765870511688" calcext:value-type="float">
            <text:p>39,18</text:p>
          </table:table-cell>
          <table:table-cell table:style-name="ce1" office:value-type="float" office:value="47.5550211966223" calcext:value-type="float">
            <text:p>47,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Other speaker (-3 dB)</text:p>
          </table:table-cell>
          <table:table-cell/>
          <table:table-cell table:style-name="ce1" office:value-type="float" office:value="42.2892530270713" calcext:value-type="float">
            <text:p>42,29</text:p>
          </table:table-cell>
          <table:table-cell table:style-name="ce1" office:value-type="float" office:value="55.2345747806853" calcext:value-type="float">
            <text:p>55,2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Other speaker (-5 dB)</text:p>
          </table:table-cell>
          <table:table-cell/>
          <table:table-cell table:style-name="ce1" office:value-type="float" office:value="48.2725280826157" calcext:value-type="float">
            <text:p>48,27</text:p>
          </table:table-cell>
          <table:table-cell table:style-name="ce1" office:value-type="float" office:value="64.5737465254769" calcext:value-type="float">
            <text:p>64,5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Other speaker (-10 dB)</text:p>
          </table:table-cell>
          <table:table-cell/>
          <table:table-cell table:style-name="ce1" office:value-type="float" office:value="51.5404903182577" calcext:value-type="float">
            <text:p>51,54</text:p>
          </table:table-cell>
          <table:table-cell table:style-name="ce1" office:value-type="float" office:value="74.9966526236461" calcext:value-type="float">
            <text:p>75,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No noise</text:p>
          </table:table-cell>
          <table:table-cell/>
          <table:table-cell table:style-name="ce1" office:value-type="float" office:value="67.0319928711944" calcext:value-type="float">
            <text:p>67,03</text:p>
          </table:table-cell>
          <table:table-cell table:style-name="ce1" office:value-type="float" office:value="89.3693272238961" calcext:value-type="float">
            <text:p>89,3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White Noise (0 dB)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White Noise (-3 dB)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White Noise (-5 dB)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White Noise (-10 dB)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No noise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Other speaker (0 dB)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Other speaker (-3 dB)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Other speaker (-5 dB)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Other speaker (-10 dB)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style-name="ce2" table:number-columns-repeated="8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No noise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ined_allNoises" table:style-name="ta4">
        <table:shapes>
          <draw:frame draw:z-index="0" draw:style-name="gr1" draw:text-style-name="P1" svg:width="331.31mm" svg:height="204.57mm" svg:x="318.07mm" svg:y="40.66mm">
            <loext:p draw:notify-on-update-of-ranges="combined_allNoises.E2:combined_allNoises.E10 combined_allNoises.B48:combined_allNoises.B48 combined_allNoises.G48:combined_allNoises.G56 combined_allNoises.B58:combined_allNoises.B58 combined_allNoises.G58:combined_allNoises.G66 combined_allNoises.B2:combined_allNoises.B2 combined_allNoises.G2:combined_allNoises.G10 combined_allNoises.B14:combined_allNoises.B14 combined_allNoises.G14:combined_allNoises.G22 combined_allNoises.B36:combined_allNoises.B36 combined_allNoises.G36:combined_allNoises.G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9" table:number-columns-repeated="3" table:default-cell-style-name="ce1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table:style-name="Default" office:value-type="string" calcext:value-type="string">
            <text:p>Test Cost</text:p>
          </table:table-cell>
          <table:table-cell table:style-name="Default" office:value-type="string" calcext:value-type="string">
            <text:p>Test Accuracy</text:p>
          </table:table-cell>
          <table:table-cell table:style-name="Default" office:value-type="string" calcext:value-type="string">
            <text:p>Test Top 3 Accuracy</text:p>
          </table:table-cell>
        </table:table-row>
        <table:table-row table:style-name="ro9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 (no attention):</text:p>
            <text:p>Audio (RF) :LSTM 256 / 2 | Lipreading (RF): WLAS (RF) + LSTM 256 / 2 | Combination:  FC 512 /3 </text:p>
            <text:p>Train with clean audio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office:value-type="float" office:value="4.51521501087007" calcext:value-type="float">
            <text:p>4,52</text:p>
          </table:table-cell>
          <table:table-cell office:value-type="float" office:value="42.032983383059" calcext:value-type="float">
            <text:p>42,03</text:p>
          </table:table-cell>
          <table:table-cell office:value-type="float" office:value="64.8792022267378" calcext:value-type="float">
            <text:p>64,88</text:p>
          </table:table-cell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office:value-type="float" office:value="4.23990299278524" calcext:value-type="float">
            <text:p>4,24</text:p>
          </table:table-cell>
          <table:table-cell office:value-type="float" office:value="45.0673485344107" calcext:value-type="float">
            <text:p>45,07</text:p>
          </table:table-cell>
          <table:table-cell office:value-type="float" office:value="68.4640339210997" calcext:value-type="float">
            <text:p>68,46</text:p>
          </table:table-cell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office:value-type="float" office:value="4.04285611528339" calcext:value-type="float">
            <text:p>4,04</text:p>
          </table:table-cell>
          <table:table-cell office:value-type="float" office:value="46.6967839828301" calcext:value-type="float">
            <text:p>46,70</text:p>
          </table:table-cell>
          <table:table-cell office:value-type="float" office:value="70.7557559964784" calcext:value-type="float">
            <text:p>70,76</text:p>
          </table:table-cell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office:value-type="float" office:value="3.56095870955166" calcext:value-type="float">
            <text:p>3,56</text:p>
          </table:table-cell>
          <table:table-cell office:value-type="float" office:value="51.5734888000406" calcext:value-type="float">
            <text:p>51,57</text:p>
          </table:table-cell>
          <table:table-cell office:value-type="float" office:value="76.1161291046767" calcext:value-type="float">
            <text:p>76,12</text:p>
          </table:table-cell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office:value-type="float" office:value="3.16065672672156" calcext:value-type="float">
            <text:p>3,16</text:p>
          </table:table-cell>
          <table:table-cell office:value-type="float" office:value="54.5058538516363" calcext:value-type="float">
            <text:p>54,51</text:p>
          </table:table-cell>
          <table:table-cell office:value-type="float" office:value="78.095135668611" calcext:value-type="float">
            <text:p>78,10</text:p>
          </table:table-cell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office:value-type="float" office:value="2.95165622879416" calcext:value-type="float">
            <text:p>2,95</text:p>
          </table:table-cell>
          <table:table-cell office:value-type="float" office:value="57.2692621708948" calcext:value-type="float">
            <text:p>57,27</text:p>
          </table:table-cell>
          <table:table-cell office:value-type="float" office:value="79.7399737781187" calcext:value-type="float">
            <text:p>79,74</text:p>
          </table:table-cell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office:value-type="float" office:value="2.83063517723765" calcext:value-type="float">
            <text:p>2,83</text:p>
          </table:table-cell>
          <table:table-cell office:value-type="float" office:value="58.9066343390064" calcext:value-type="float">
            <text:p>58,91</text:p>
          </table:table-cell>
          <table:table-cell office:value-type="float" office:value="81.6973909936462" calcext:value-type="float">
            <text:p>81,70</text:p>
          </table:table-cell>
        </table:table-row>
        <table:table-row table:style-name="ro4"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office:value-type="string" calcext:value-type="string">
            <text:p>Multimodal: </text:p>
            <text:p>Audio:LSTM 256 / 2 RF | Lipreading: google RF + LSTM 256 / 2 RF | Combination:  FC 512 /3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office:value-type="float" office:value="2.47463335909627" calcext:value-type="float">
            <text:p>2,47</text:p>
          </table:table-cell>
          <table:table-cell office:value-type="float" office:value="63.3934165750231" calcext:value-type="float">
            <text:p>63,39</text:p>
          </table:table-cell>
          <table:table-cell office:value-type="float" office:value="85.1094029307785" calcext:value-type="float">
            <text:p>85,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26732447681328" calcext:value-type="float">
            <text:p>1,27</text:p>
          </table:table-cell>
          <table:table-cell table:style-name="Default" office:value-type="float" office:value="76.19" calcext:value-type="float">
            <text:p>76,19</text:p>
          </table:table-cell>
          <table:table-cell table:style-name="ce5" office:value-type="float" office:value="93.8535594018632" calcext:value-type="float">
            <text:p>93,85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# with attention networ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 on clean + white + voices all together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</table:table-row>
        <table:table-row table:style-name="ro9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 (attention):</text:p>
            <text:p>Audio (RF) :LSTM 256 / 2 | Lipreading (RF):  WLAS (RF) + LSTM 256 / 2| Combination:  Attention</text:p>
            <text:p>Train with clean +  noisy audio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office:value-type="float" office:value="2.2615066157791" calcext:value-type="float">
            <text:p>2,26</text:p>
          </table:table-cell>
          <table:table-cell office:value-type="float" office:value="49.5811782099984" calcext:value-type="float">
            <text:p>49,58</text:p>
          </table:table-cell>
          <table:table-cell office:value-type="float" office:value="73.9655567712831" calcext:value-type="float">
            <text:p>73,97</text:p>
          </table:table-cell>
        </table:table-row>
        <table:table-row table:style-name="ro4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office:value-type="float" office:value="2.18574085018852" calcext:value-type="float">
            <text:p>2,19</text:p>
          </table:table-cell>
          <table:table-cell office:value-type="float" office:value="50.731051477777" calcext:value-type="float">
            <text:p>50,73</text:p>
          </table:table-cell>
          <table:table-cell office:value-type="float" office:value="75.558970737408" calcext:value-type="float">
            <text:p>75,56</text:p>
          </table:table-cell>
        </table:table-row>
        <table:table-row table:style-name="ro10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 (attention):</text:p>
            <text:p><text:span text:style-name="T1">Audio:LSTM 256 / 2 RF | Lipreading: google RF + LSTM 256 / 2 RF | Combination:  Attention</text:span></text:p>
            <text:p>Train with clean +  noisy audio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office:value-type="float" office:value="2.13861327486121" calcext:value-type="float">
            <text:p>2,14</text:p>
          </table:table-cell>
          <table:table-cell office:value-type="float" office:value="51.1232713213215" calcext:value-type="float">
            <text:p>51,12</text:p>
          </table:table-cell>
          <table:table-cell office:value-type="float" office:value="76.5384525402158" calcext:value-type="float">
            <text:p>76,54</text:p>
          </table:table-cell>
        </table:table-row>
        <table:table-row table:style-name="ro4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office:value-type="float" office:value="2.01574379386324" calcext:value-type="float">
            <text:p>2,02</text:p>
          </table:table-cell>
          <table:table-cell office:value-type="float" office:value="53.2808085024615" calcext:value-type="float">
            <text:p>53,28</text:p>
          </table:table-cell>
          <table:table-cell office:value-type="float" office:value="78.7350525631821" calcext:value-type="float">
            <text:p>78,74</text:p>
          </table:table-cell>
        </table:table-row>
        <table:table-row table:style-name="ro4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office:value-type="float" office:value="2.02873336056094" calcext:value-type="float">
            <text:p>2,03</text:p>
          </table:table-cell>
          <table:table-cell office:value-type="float" office:value="53.9198985218486" calcext:value-type="float">
            <text:p>53,92</text:p>
          </table:table-cell>
          <table:table-cell office:value-type="float" office:value="77.9785440867245" calcext:value-type="float">
            <text:p>77,98</text:p>
          </table:table-cell>
        </table:table-row>
        <table:table-row table:style-name="ro4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office:value-type="float" office:value="1.95533111910799" calcext:value-type="float">
            <text:p>1,96</text:p>
          </table:table-cell>
          <table:table-cell office:value-type="float" office:value="53.9396978108398" calcext:value-type="float">
            <text:p>53,94</text:p>
          </table:table-cell>
          <table:table-cell office:value-type="float" office:value="79.319595472639" calcext:value-type="float">
            <text:p>79,32</text:p>
          </table:table-cell>
        </table:table-row>
        <table:table-row table:style-name="ro4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office:value-type="float" office:value="1.89999841740637" calcext:value-type="float">
            <text:p>1,90</text:p>
          </table:table-cell>
          <table:table-cell office:value-type="float" office:value="55.2228659068867" calcext:value-type="float">
            <text:p>55,22</text:p>
          </table:table-cell>
          <table:table-cell office:value-type="float" office:value="80.6521017935158" calcext:value-type="float">
            <text:p>80,65</text:p>
          </table:table-cell>
        </table:table-row>
        <table:table-row table:style-name="ro4">
          <table:table-cell office:value-type="string" calcext:value-type="string">
            <text:p>RNN__2_LSTMLayer256_256_nbMFCC39_bidirectional_audioDense__CNN_google_conv_lipRNN_256_256_RNNfeaturesDense__attention__TCDTIMIT_lipspeakers__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office:value-type="float" office:value="1.77305798871177" calcext:value-type="float">
            <text:p>1,77</text:p>
          </table:table-cell>
          <table:table-cell office:value-type="float" office:value="56.9829144648143" calcext:value-type="float">
            <text:p>56,98</text:p>
          </table:table-cell>
          <table:table-cell office:value-type="float" office:value="82.8743653999622" calcext:value-type="float">
            <text:p>82,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45249572060841" calcext:value-type="float">
            <text:p>1,45</text:p>
          </table:table-cell>
          <table:table-cell table:style-name="ce5" office:value-type="float" office:value="62.8735447342778" calcext:value-type="float">
            <text:p>62,87</text:p>
          </table:table-cell>
          <table:table-cell table:style-name="ce5" office:value-type="float" office:value="87.8996943138612" calcext:value-type="float">
            <text:p>87,90</text:p>
          </table:table-cell>
        </table:table-row>
        <table:table-row table:style-name="ro1">
          <table:table-cell table:number-columns-repeated="5"/>
          <table:table-cell table:style-name="ce5" table:number-columns-repeated="3"/>
        </table:table-row>
        <table:table-row table:style-name="ro1">
          <table:table-cell office:value-type="string" calcext:value-type="string">
            <text:p>pretrain clean, then white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</table:table-row>
        <table:table-row table:style-name="ro9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 (attention):</text:p>
            <text:p>Audio (RF) :LSTM 256 / 2 | Lipreading (RF): WLAS (RF) + LSTM 256 / 2 | Combination:  Attention</text:p>
            <text:p>Pretrain clean audio +  retrain with clean + noisy  audio (white)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office:value-type="float" office:value="2.13629825213255" calcext:value-type="float">
            <text:p>2,14</text:p>
          </table:table-cell>
          <table:table-cell office:value-type="float" office:value="57.0756281867172" calcext:value-type="float">
            <text:p>57,08</text:p>
          </table:table-cell>
          <table:table-cell office:value-type="float" office:value="82.3726246530029" calcext:value-type="float">
            <text:p>82,37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office:value-type="float" office:value="1.99335075766493" calcext:value-type="float">
            <text:p>1,99</text:p>
          </table:table-cell>
          <table:table-cell office:value-type="float" office:value="59.654453745136" calcext:value-type="float">
            <text:p>59,65</text:p>
          </table:table-cell>
          <table:table-cell office:value-type="float" office:value="83.993170121963" calcext:value-type="float">
            <text:p>83,99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office:value-type="float" office:value="1.93649148347574" calcext:value-type="float">
            <text:p>1,94</text:p>
          </table:table-cell>
          <table:table-cell office:value-type="float" office:value="61.2521353351089" calcext:value-type="float">
            <text:p>61,25</text:p>
          </table:table-cell>
          <table:table-cell office:value-type="float" office:value="85.0347841387348" calcext:value-type="float">
            <text:p>85,03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office:value-type="float" office:value="1.78672792372249" calcext:value-type="float">
            <text:p>1,79</text:p>
          </table:table-cell>
          <table:table-cell office:value-type="float" office:value="64.5614679886665" calcext:value-type="float">
            <text:p>64,56</text:p>
          </table:table-cell>
          <table:table-cell office:value-type="float" office:value="86.5309123059349" calcext:value-type="float">
            <text:p>86,53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office:value-type="float" office:value="3.15206565614386" calcext:value-type="float">
            <text:p>3,15</text:p>
          </table:table-cell>
          <table:table-cell office:value-type="float" office:value="51.5025601436049" calcext:value-type="float">
            <text:p>51,50</text:p>
          </table:table-cell>
          <table:table-cell office:value-type="float" office:value="75.0702104103425" calcext:value-type="float">
            <text:p>75,07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office:value-type="float" office:value="2.88814586736423" calcext:value-type="float">
            <text:p>2,89</text:p>
          </table:table-cell>
          <table:table-cell office:value-type="float" office:value="54.9808310804429" calcext:value-type="float">
            <text:p>54,98</text:p>
          </table:table-cell>
          <table:table-cell office:value-type="float" office:value="77.2564702358617" calcext:value-type="float">
            <text:p>77,26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office:value-type="float" office:value="2.68627611937977" calcext:value-type="float">
            <text:p>2,69</text:p>
          </table:table-cell>
          <table:table-cell office:value-type="float" office:value="57.0594775405797" calcext:value-type="float">
            <text:p>57,06</text:p>
          </table:table-cell>
          <table:table-cell office:value-type="float" office:value="79.524074731524" calcext:value-type="float">
            <text:p>79,52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White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office:value-type="float" office:value="2.20957410645175" calcext:value-type="float">
            <text:p>2,21</text:p>
          </table:table-cell>
          <table:table-cell office:value-type="float" office:value="62.4239342811304" calcext:value-type="float">
            <text:p>62,42</text:p>
          </table:table-cell>
          <table:table-cell office:value-type="float" office:value="83.2634083412482" calcext:value-type="float">
            <text:p>83,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 noise</text:p>
          </table:table-cell>
          <table:table-cell table:style-name="ce5" office:value-type="float" office:value="1.38440636445434" calcext:value-type="float">
            <text:p>1,38</text:p>
          </table:table-cell>
          <table:table-cell table:style-name="ce5" office:value-type="float" office:value="73.343452424198" calcext:value-type="float">
            <text:p>73,34</text:p>
          </table:table-cell>
          <table:table-cell table:style-name="ce5" office:value-type="float" office:value="91.244782464337" calcext:value-type="float">
            <text:p>91,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 pretrain clean; then white, then voices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</table:table-row>
        <table:table-row table:style-name="ro9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 (attention):</text:p>
            <text:p>Audio (RF): LSTM 256 / 2 | Lipreading (RF): WLAS (RF) + LSTM 256 / 2 | Combination:  Attention</text:p>
            <text:p>Pretrain clean audio +  retrain with clean and noisy audio (white + other speakers)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0 dB)</text:p>
          </table:table-cell>
          <table:table-cell office:value-type="float" office:value="1.86186103438918" calcext:value-type="float">
            <text:p>1,86</text:p>
          </table:table-cell>
          <table:table-cell office:value-type="float" office:value="51.4219052605815" calcext:value-type="float">
            <text:p>51,42</text:p>
          </table:table-cell>
          <table:table-cell office:value-type="float" office:value="78.7253071860556" calcext:value-type="float">
            <text:p>78,73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3 dB)</text:p>
          </table:table-cell>
          <table:table-cell office:value-type="float" office:value="1.73219162948204" calcext:value-type="float">
            <text:p>1,73</text:p>
          </table:table-cell>
          <table:table-cell office:value-type="float" office:value="53.8817538972541" calcext:value-type="float">
            <text:p>53,88</text:p>
          </table:table-cell>
          <table:table-cell office:value-type="float" office:value="80.8330571280031" calcext:value-type="float">
            <text:p>80,83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5 dB)</text:p>
          </table:table-cell>
          <table:table-cell office:value-type="float" office:value="1.66915419168803" calcext:value-type="float">
            <text:p>1,67</text:p>
          </table:table-cell>
          <table:table-cell office:value-type="float" office:value="55.5402170399051" calcext:value-type="float">
            <text:p>55,54</text:p>
          </table:table-cell>
          <table:table-cell office:value-type="float" office:value="81.318838147463" calcext:value-type="float">
            <text:p>81,32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White Noise (-10 dB)</text:p>
          </table:table-cell>
          <table:table-cell office:value-type="float" office:value="1.51978741257222" calcext:value-type="float">
            <text:p>1,52</text:p>
          </table:table-cell>
          <table:table-cell office:value-type="float" office:value="59.381979639396" calcext:value-type="float">
            <text:p>59,38</text:p>
          </table:table-cell>
          <table:table-cell office:value-type="float" office:value="84.2640794736316" calcext:value-type="float">
            <text:p>84,26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0 dB)</text:p>
          </table:table-cell>
          <table:table-cell office:value-type="float" office:value="1.72265479755608" calcext:value-type="float">
            <text:p>1,72</text:p>
          </table:table-cell>
          <table:table-cell office:value-type="float" office:value="55.1942952138521" calcext:value-type="float">
            <text:p>55,19</text:p>
          </table:table-cell>
          <table:table-cell office:value-type="float" office:value="79.3480792900319" calcext:value-type="float">
            <text:p>79,35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3 dB)</text:p>
          </table:table-cell>
          <table:table-cell office:value-type="float" office:value="1.61350949902039" calcext:value-type="float">
            <text:p>1,61</text:p>
          </table:table-cell>
          <table:table-cell office:value-type="float" office:value="58.1556834570773" calcext:value-type="float">
            <text:p>58,16</text:p>
          </table:table-cell>
          <table:table-cell office:value-type="float" office:value="81.605313614985" calcext:value-type="float">
            <text:p>81,61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5 dB)</text:p>
          </table:table-cell>
          <table:table-cell office:value-type="float" office:value="1.53379241264228" calcext:value-type="float">
            <text:p>1,53</text:p>
          </table:table-cell>
          <table:table-cell office:value-type="float" office:value="60.2607004054181" calcext:value-type="float">
            <text:p>60,26</text:p>
          </table:table-cell>
          <table:table-cell office:value-type="float" office:value="83.2410340097462" calcext:value-type="float">
            <text:p>83,24</text:p>
          </table:table-cell>
        </table:table-row>
        <table:table-row table:style-name="ro4">
          <table:table-cell office:value-type="string" calcext:value-type="string">
            <text:p>RNN__2_LSTMLayer256_256_nbMFCC39_bidirectional__CNN_google_conv_lipRNN_256_256__attention__TCDTIMIT_lipspeakers__retrainedWithNoisyAudio</text:p>
          </table:table-cell>
          <table:table-cell office:value-type="string" calcext:value-type="string">
            <text:p>Multimodal: </text:p>
            <text:p>Audio:LSTM 256 / 2 RF | Lipreading: google RF + LSTM 256 / 2 RF | Combination:  attention </text:p>
          </table:table-cell>
          <table:table-cell table:number-columns-repeated="2" office:value-type="string" calcext:value-type="string">
            <text:p>TCDTIMIT</text:p>
          </table:table-cell>
          <table:table-cell office:value-type="string" calcext:value-type="string">
            <text:p>Other speaker (-10 dB)</text:p>
          </table:table-cell>
          <table:table-cell office:value-type="float" office:value="1.36213320222768" calcext:value-type="float">
            <text:p>1,36</text:p>
          </table:table-cell>
          <table:table-cell office:value-type="float" office:value="64.3192417435832" calcext:value-type="float">
            <text:p>64,32</text:p>
          </table:table-cell>
          <table:table-cell office:value-type="float" office:value="85.589337674036" calcext:value-type="float">
            <text:p>85,59</text:p>
          </table:table-cell>
        </table:table-row>
        <table:table-row table:style-name="ro1">
          <table:table-cell table:style-name="ce2"/>
          <table:table-cell table:style-name="ce3"/>
          <table:table-cell table:number-columns-repeated="2" table:style-name="ce2" office:value-type="string" calcext:value-type="string">
            <text:p>TCDTIMIT</text:p>
          </table:table-cell>
          <table:table-cell office:value-type="string" calcext:value-type="string">
            <text:p>No noise</text:p>
          </table:table-cell>
          <table:table-cell table:style-name="ce5" office:value-type="float" office:value="1.04481614971316" calcext:value-type="float">
            <text:p>1,04</text:p>
          </table:table-cell>
          <table:table-cell table:style-name="ce5" office:value-type="float" office:value="72.9300578435262" calcext:value-type="float">
            <text:p>72,93</text:p>
          </table:table-cell>
          <table:table-cell table:style-name="ce5" office:value-type="float" office:value="91.2856589054733" calcext:value-type="float">
            <text:p>91,2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axPerfs (TCDTIMI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dio: LSTM 256 / 2</text:p>
          </table:table-cell>
          <table:table-cell table:number-columns-repeated="2"/>
          <table:table-cell office:value-type="string" calcext:value-type="string">
            <text:p>White Noise (0 dB)</text:p>
          </table:table-cell>
          <table:table-cell table:style-name="Default"/>
          <table:table-cell office:value-type="float" office:value="20.1038815616515" calcext:value-type="float">
            <text:p>20,10</text:p>
          </table:table-cell>
          <table:table-cell office:value-type="float" office:value="39.8781511517433" calcext:value-type="float">
            <text:p>39,88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White Noise (-3 dB)</text:p>
          </table:table-cell>
          <table:table-cell table:style-name="Default"/>
          <table:table-cell office:value-type="float" office:value="26.7637461709424" calcext:value-type="float">
            <text:p>26,76</text:p>
          </table:table-cell>
          <table:table-cell office:value-type="float" office:value="49.0720019211462" calcext:value-type="float">
            <text:p>49,07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White Noise (-5 dB)</text:p>
          </table:table-cell>
          <table:table-cell table:style-name="Default"/>
          <table:table-cell office:value-type="float" office:value="25.7403186219744" calcext:value-type="float">
            <text:p>25,74</text:p>
          </table:table-cell>
          <table:table-cell office:value-type="float" office:value="61.3140668437707" calcext:value-type="float">
            <text:p>61,31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White Noise (-10 dB)</text:p>
          </table:table-cell>
          <table:table-cell table:style-name="Default"/>
          <table:table-cell office:value-type="float" office:value="32.2669094658289" calcext:value-type="float">
            <text:p>32,27</text:p>
          </table:table-cell>
          <table:table-cell office:value-type="float" office:value="71.2786629884968" calcext:value-type="float">
            <text:p>71,28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Other speaker (0 dB)</text:p>
          </table:table-cell>
          <table:table-cell table:style-name="Default"/>
          <table:table-cell office:value-type="float" office:value="39.1765870511688" calcext:value-type="float">
            <text:p>39,18</text:p>
          </table:table-cell>
          <table:table-cell office:value-type="float" office:value="47.5550211966223" calcext:value-type="float">
            <text:p>47,56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Other speaker (-3 dB)</text:p>
          </table:table-cell>
          <table:table-cell table:style-name="Default"/>
          <table:table-cell office:value-type="float" office:value="42.2892530270713" calcext:value-type="float">
            <text:p>42,29</text:p>
          </table:table-cell>
          <table:table-cell office:value-type="float" office:value="55.2345747806853" calcext:value-type="float">
            <text:p>55,23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Other speaker (-5 dB)</text:p>
          </table:table-cell>
          <table:table-cell table:style-name="Default"/>
          <table:table-cell office:value-type="float" office:value="48.2725280826157" calcext:value-type="float">
            <text:p>48,27</text:p>
          </table:table-cell>
          <table:table-cell office:value-type="float" office:value="64.5737465254769" calcext:value-type="float">
            <text:p>64,57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Other speaker (-10 dB)</text:p>
          </table:table-cell>
          <table:table-cell table:style-name="Default"/>
          <table:table-cell office:value-type="float" office:value="51.5404903182577" calcext:value-type="float">
            <text:p>51,54</text:p>
          </table:table-cell>
          <table:table-cell office:value-type="float" office:value="74.9966526236461" calcext:value-type="float">
            <text:p>75,00</text:p>
          </table:table-cell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No noise</text:p>
          </table:table-cell>
          <table:table-cell table:style-name="Default"/>
          <table:table-cell office:value-type="float" office:value="67.0319928711944" calcext:value-type="float">
            <text:p>67,03</text:p>
          </table:table-cell>
          <table:table-cell office:value-type="float" office:value="89.3693272238961" calcext:value-type="float">
            <text:p>89,37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Lipreading: WLAS (RF) + LSTM 256 / 2</text:p>
          </table:table-cell>
          <table:table-cell table:number-columns-repeated="2"/>
          <table:table-cell office:value-type="string" calcext:value-type="string">
            <text:p>White Noise (0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White Noise (-3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White Noise (-5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White Noise (-10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Other speaker (0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Other speaker (-3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Other speaker (-5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Other speaker (-10 dB)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Lipreading</text:p>
          </table:table-cell>
          <table:table-cell table:number-columns-repeated="2"/>
          <table:table-cell office:value-type="string" calcext:value-type="string">
            <text:p>No noise</text:p>
          </table:table-cell>
          <table:table-cell table:style-name="Default"/>
          <table:table-cell table:style-name="Default" office:value-type="float" office:value="51.02" calcext:value-type="float">
            <text:p>51,02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audio.A2:audio.H5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4" loext:min-decimal-places="4" number:min-integer-digits="1"/>
    </number:number-style>
    <number:number-style style:name="N114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5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16">
      <number:scientific-number number:decimal-places="3" loext:min-decimal-places="3" number:min-integer-digits="1" number:min-exponent-digits="1" loext:exponent-interval="1" loext:forced-exponent-sign="true"/>
    </number:number-style>
    <number:number-style style:name="N117">
      <number:scientific-number number:decimal-places="3" loext:min-decimal-places="3" number:min-integer-digits="1" number:min-exponent-digits="1" loext:exponent-interval="3" loext:forced-exponent-sign="true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23:07:38.527937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udio" style:display-name="PageStyle_aud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" style:display-name="PageStyle_combin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preading" style:display-name="PageStyle_lipread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3:18:51</meta:creation-date>
    <dc:date>2017-06-25T00:15:53.461368242</dc:date>
    <meta:generator>LibreOffice/5.1.6.2$Linux_X86_64 LibreOffice_project/10m0$Build-2</meta:generator>
    <meta:editing-duration>PT9H16M1S</meta:editing-duration>
    <meta:editing-cycles>19</meta:editing-cycles>
    <meta:document-statistic meta:table-count="4" meta:cell-count="1783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arrow-left" chart:symbol-width="0.25cm" chart:symbol-height="0.25cm" chart:data-label-number="value" chart:data-label-text="false" chart:data-label-symbol="false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14cm" svg:height="18.413cm" xlink:href=".." xlink:type="simple" chart:class="chart:line" chart:style-name="ch1">
        <chart:legend svg:x="0cm" svg:y="0.567cm" style:legend-expansion="custom" chartooo:width="20.361cm" chartooo:height="6.661cm" style:legend-expansion-aspect-ratio="3.0567482360006" chart:style-name="ch2"/>
        <chart:plot-area chart:style-name="ch3" table:cell-range-address="combined.E2:combined.E5 combined.E13:combined.E13 combined.B82:combined.B82 combined.G82:combined.G85 combined.G92:combined.G92 combined.B94:combined.B94 combined.G94:combined.G98 combined.B2:combined.B2 combined.G2:combined.G6 combined.B16:combined.B16 combined.G16:combined.G19 combined.G26:combined.G26 combined.B29:combined.B29 combined.G29:combined.G33 combined.B42:combined.B42 combined.G42:combined.G45 combined.G52:combined.G52" chart:data-source-has-labels="both" svg:x="0.602cm" svg:y="0.368cm" svg:width="28.936cm" svg:height="17.677cm">
          <chartooo:coordinate-region svg:x="2.044cm" svg:y="0.567cm" svg:width="27.494cm" svg:height="16.831cm"/>
          <chart:axis chart:dimension="x" chart:name="primary-x" chart:style-name="ch4" chartooo:axis-type="auto">
            <chartooo:date-scale/>
            <chart:categories table:cell-range-address="combined.E2:combined.E5 combined.E13:combined.E13"/>
          </chart:axis>
          <chart:axis chart:dimension="y" chart:name="primary-y" chart:style-name="ch5"/>
          <chart:series chart:style-name="ch6" chart:values-cell-range-address="combined.G82:combined.G85 combined.G92:combined.G92" chart:label-cell-address="combined.B82:combined.B82" chart:class="chart:line">
            <chart:data-point chart:repeated="5"/>
          </chart:series>
          <chart:series chart:style-name="ch7" chart:values-cell-range-address="combined.G94:combined.G98" chart:label-cell-address="combined.B94:combined.B94" chart:class="chart:line">
            <chart:data-point chart:repeated="4"/>
            <chart:data-point chart:style-name="ch8"/>
          </chart:series>
          <chart:series chart:style-name="ch9" chart:values-cell-range-address="combined.G2:combined.G6" chart:label-cell-address="combined.B2:combined.B2" chart:class="chart:line">
            <chart:data-point chart:repeated="5"/>
          </chart:series>
          <chart:series chart:style-name="ch10" chart:values-cell-range-address="combined.G16:combined.G19 combined.G26:combined.G26" chart:label-cell-address="combined.B16:combined.B16" chart:class="chart:line">
            <chart:data-point chart:repeated="5"/>
          </chart:series>
          <chart:series chart:style-name="ch7" chart:values-cell-range-address="combined.G29:combined.G33" chart:label-cell-address="combined.B29:combined.B29" chart:class="chart:line">
            <chart:data-point chart:repeated="5"/>
          </chart:series>
          <chart:series chart:style-name="ch11" chart:values-cell-range-address="combined.G42:combined.G45 combined.G52:combined.G52" chart:label-cell-address="combined.B42:combined.B4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dio</text:p>
                <draw:g>
                  <svg:desc>combined.B82:combined.B82</svg:desc>
                </draw:g>
              </table:table-cell>
              <table:table-cell office:value-type="string">
                <text:p>Lipreading</text:p>
                <draw:g>
                  <svg:desc>combined.B94:combined.B94</svg:desc>
                </draw:g>
              </table:table-cell>
              <table:table-cell office:value-type="string">
                <text:p>Multimodal</text:p>
                <draw:g>
                  <svg:desc>combined.B2:combined.B2</svg:desc>
                </draw:g>
              </table:table-cell>
              <table:table-cell office:value-type="string">
                <text:p>Multimodal (attention): Train with clean +  noisy audio</text:p>
                <draw:g>
                  <svg:desc>combined.B16:combined.B16</svg:desc>
                </draw:g>
              </table:table-cell>
              <table:table-cell office:value-type="string">
                <text:p>Multimodal (attention): Pretrain clean audio +  retrain with clean + noisy  audio (white)</text:p>
                <draw:g>
                  <svg:desc>combined.B29:combined.B29</svg:desc>
                </draw:g>
              </table:table-cell>
              <table:table-cell office:value-type="string">
                <text:p>Multimodal (attention): 
Pretrain clean audio +  retrain with clean and noisy audio</text:p>
                <draw:g>
                  <svg:desc>combined.B42:combined.B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 Noise (0 dB)</text:p>
                <draw:g>
                  <svg:desc>combined.E2:combined.E5 combined.E13:combined.E13</svg:desc>
                </draw:g>
              </table:table-cell>
              <table:table-cell office:value-type="float" office:value="20.1038815616515">
                <text:p>20.1038815616515</text:p>
                <draw:g>
                  <svg:desc>combined.G82:combined.G85 combined.G92:combined.G92</svg:desc>
                </draw:g>
              </table:table-cell>
              <table:table-cell office:value-type="float" office:value="51">
                <text:p>51</text:p>
                <draw:g>
                  <svg:desc>combined.G94:combined.G98</svg:desc>
                </draw:g>
              </table:table-cell>
              <table:table-cell office:value-type="float" office:value="42.032983383059">
                <text:p>42.032983383059</text:p>
                <draw:g>
                  <svg:desc>combined.G2:combined.G6</svg:desc>
                </draw:g>
              </table:table-cell>
              <table:table-cell office:value-type="float" office:value="49.5811782099984">
                <text:p>49.5811782099984</text:p>
                <draw:g>
                  <svg:desc>combined.G16:combined.G19 combined.G26:combined.G26</svg:desc>
                </draw:g>
              </table:table-cell>
              <table:table-cell office:value-type="float" office:value="57.0756281867172">
                <text:p>57.0756281867172</text:p>
                <draw:g>
                  <svg:desc>combined.G29:combined.G33</svg:desc>
                </draw:g>
              </table:table-cell>
              <table:table-cell office:value-type="float" office:value="51.4219052605815">
                <text:p>51.4219052605815</text:p>
                <draw:g>
                  <svg:desc>combined.G42:combined.G45 combined.G52:combined.G52</svg:desc>
                </draw:g>
              </table:table-cell>
            </table:table-row>
            <table:table-row>
              <table:table-cell office:value-type="string">
                <text:p>White Noise (-3 dB)</text:p>
              </table:table-cell>
              <table:table-cell office:value-type="float" office:value="26.7637461709424">
                <text:p>26.7637461709424</text:p>
              </table:table-cell>
              <table:table-cell office:value-type="float" office:value="51">
                <text:p>51</text:p>
              </table:table-cell>
              <table:table-cell office:value-type="float" office:value="45.0673485344107">
                <text:p>45.0673485344107</text:p>
              </table:table-cell>
              <table:table-cell office:value-type="float" office:value="50.731051477777">
                <text:p>50.731051477777</text:p>
              </table:table-cell>
              <table:table-cell office:value-type="float" office:value="59.654453745136">
                <text:p>59.654453745136</text:p>
              </table:table-cell>
              <table:table-cell office:value-type="float" office:value="53.8817538972541">
                <text:p>53.8817538972541</text:p>
              </table:table-cell>
            </table:table-row>
            <table:table-row>
              <table:table-cell office:value-type="string">
                <text:p>White Noise (-5 dB)</text:p>
              </table:table-cell>
              <table:table-cell office:value-type="float" office:value="25.7403186219744">
                <text:p>25.7403186219744</text:p>
              </table:table-cell>
              <table:table-cell office:value-type="float" office:value="51">
                <text:p>51</text:p>
              </table:table-cell>
              <table:table-cell office:value-type="float" office:value="46.6967839828301">
                <text:p>46.6967839828301</text:p>
              </table:table-cell>
              <table:table-cell office:value-type="float" office:value="51.1232713213215">
                <text:p>51.1232713213215</text:p>
              </table:table-cell>
              <table:table-cell office:value-type="float" office:value="61.2521353351089">
                <text:p>61.2521353351089</text:p>
              </table:table-cell>
              <table:table-cell office:value-type="float" office:value="55.5402170399051">
                <text:p>55.5402170399051</text:p>
              </table:table-cell>
            </table:table-row>
            <table:table-row>
              <table:table-cell office:value-type="string">
                <text:p>White Noise (-10 dB)</text:p>
              </table:table-cell>
              <table:table-cell office:value-type="float" office:value="32.2669094658289">
                <text:p>32.2669094658289</text:p>
              </table:table-cell>
              <table:table-cell office:value-type="float" office:value="51">
                <text:p>51</text:p>
              </table:table-cell>
              <table:table-cell office:value-type="float" office:value="51.5734888000406">
                <text:p>51.5734888000406</text:p>
              </table:table-cell>
              <table:table-cell office:value-type="float" office:value="53.2808085024615">
                <text:p>53.2808085024615</text:p>
              </table:table-cell>
              <table:table-cell office:value-type="float" office:value="64.5614679886665">
                <text:p>64.5614679886665</text:p>
              </table:table-cell>
              <table:table-cell office:value-type="float" office:value="59.381979639396">
                <text:p>59.381979639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.0319928711944">
                <text:p>67.0319928711944</text:p>
              </table:table-cell>
              <table:table-cell office:value-type="float" office:value="51">
                <text:p>51</text:p>
              </table:table-cell>
              <table:table-cell office:value-type="float" office:value="76.1888242645181">
                <text:p>76.1888242645181</text:p>
              </table:table-cell>
              <table:table-cell office:value-type="float" office:value="62.8735447342778">
                <text:p>62.8735447342778</text:p>
              </table:table-cell>
              <table:table-cell office:value-type="float" office:value="73.343452424198">
                <text:p>73.343452424198</text:p>
              </table:table-cell>
              <table:table-cell office:value-type="float" office:value="72.9300578435262">
                <text:p>72.9300578435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18" chart:maximum="8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left" chart:symbol-width="0.25cm" chart:symbol-height="0.25cm" chart:data-label-number="value" chart:data-label-text="false" chart:data-label-symbol="false" chart:label-position="bottom"/>
    </style:style>
    <style:style style:name="ch11" style:family="chart">
      <style:chart-properties chart:solid-type="cuboid" chart:symbol-type="named-symbol" chart:symbol-name="arrow-left" chart:symbol-width="0.25cm" chart:symbol-height="0.25cm" chart:data-label-number="value" chart:data-label-text="false" chart:data-label-symbol="false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 chart:data-label-number="value" chart:data-label-text="false" chart:data-label-symbol="false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 chart:label-position="right"/>
    </style:style>
    <style:style style:name="ch16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7" style:family="chart" style:data-style-name="N2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32cm" svg:height="20.458cm" xlink:href=".." xlink:type="simple" chart:class="chart:line" chart:style-name="ch1">
        <chart:legend chart:legend-position="top" svg:x="0.403cm" svg:y="0.185cm" style:legend-expansion="wide" chart:style-name="ch2"/>
        <chart:plot-area chart:style-name="ch3" table:cell-range-address="combined_allNoises.E2:combined_allNoises.E10 combined_allNoises.B48:combined_allNoises.B48 combined_allNoises.G48:combined_allNoises.G56 combined_allNoises.B58:combined_allNoises.B58 combined_allNoises.G58:combined_allNoises.G66 combined_allNoises.B2:combined_allNoises.B2 combined_allNoises.G2:combined_allNoises.G10 combined_allNoises.B14:combined_allNoises.B14 combined_allNoises.G14:combined_allNoises.G22 combined_allNoises.B36:combined_allNoises.B36 combined_allNoises.G36:combined_allNoises.G44" chart:data-source-has-labels="both" svg:x="1.673cm" svg:y="3.776cm" svg:width="30.797cm" svg:height="15.292cm">
          <chartooo:coordinate-region svg:x="3.115cm" svg:y="3.776cm" svg:width="28.679cm" svg:height="14.645cm"/>
          <chart:axis chart:dimension="x" chart:name="primary-x" chart:style-name="ch4" chartooo:axis-type="auto">
            <chartooo:date-scale/>
            <chart:title svg:x="16.22cm" svg:y="19.477cm" chart:style-name="ch5">
              <text:p>Noise Type</text:p>
            </chart:title>
            <chart:categories table:cell-range-address="combined_allNoises.E2:combined_allNoises.E10"/>
          </chart:axis>
          <chart:axis chart:dimension="y" chart:name="primary-y" chart:style-name="ch6">
            <chart:title svg:x="0.451cm" svg:y="12.432cm" chart:style-name="ch7">
              <text:p>Accuracy (%)</text:p>
            </chart:title>
          </chart:axis>
          <chart:series chart:style-name="ch8" chart:values-cell-range-address="combined_allNoises.G48:combined_allNoises.G56" chart:label-cell-address="combined_allNoises.B48:combined_allNoises.B48" chart:class="chart:line">
            <chart:data-point chart:repeated="9"/>
          </chart:series>
          <chart:series chart:style-name="ch9" chart:values-cell-range-address="combined_allNoises.G58:combined_allNoises.G66" chart:label-cell-address="combined_allNoises.B58:combined_allNoises.B58" chart:class="chart:line">
            <chart:data-point chart:repeated="4"/>
            <chart:data-point chart:style-name="ch10"/>
            <chart:data-point chart:repeated="3"/>
            <chart:data-point chart:style-name="ch11"/>
          </chart:series>
          <chart:series chart:style-name="ch12" chart:values-cell-range-address="combined_allNoises.G2:combined_allNoises.G10" chart:label-cell-address="combined_allNoises.B2:combined_allNoises.B2" chart:class="chart:line">
            <chart:data-point chart:style-name="ch13" chart:repeated="3"/>
            <chart:data-point chart:repeated="5"/>
            <chart:data-point chart:style-name="ch13"/>
          </chart:series>
          <chart:series chart:style-name="ch14" chart:values-cell-range-address="combined_allNoises.G14:combined_allNoises.G22" chart:label-cell-address="combined_allNoises.B14:combined_allNoises.B14" chart:class="chart:line">
            <chart:data-point chart:style-name="ch15"/>
            <chart:data-point chart:repeated="3"/>
            <chart:data-point chart:style-name="ch16"/>
            <chart:data-point chart:repeated="4"/>
          </chart:series>
          <chart:series chart:style-name="ch17" chart:values-cell-range-address="combined_allNoises.G36:combined_allNoises.G44" chart:label-cell-address="combined_allNoises.B36:combined_allNoises.B36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dio: LSTM 256 / 2</text:p>
                <draw:g>
                  <svg:desc>combined_allNoises.B48:combined_allNoises.B48</svg:desc>
                </draw:g>
              </table:table-cell>
              <table:table-cell office:value-type="string">
                <text:p>Lipreading: WLAS (RF) + LSTM 256 / 2</text:p>
                <draw:g>
                  <svg:desc>combined_allNoises.B58:combined_allNoises.B58</svg:desc>
                </draw:g>
              </table:table-cell>
              <table:table-cell office:value-type="string">
                <text:p>Multimodal (no attention):
Audio (RF) :LSTM 256 / 2 | Lipreading (RF): WLAS (RF) + LSTM 256 / 2 | Combination:  FC 512 /3 
Train with clean audio</text:p>
                <draw:g>
                  <svg:desc>combined_allNoises.B2:combined_allNoises.B2</svg:desc>
                </draw:g>
              </table:table-cell>
              <table:table-cell office:value-type="string">
                <text:p>Multimodal (attention):
Audio (RF) :LSTM 256 / 2 | Lipreading (RF):  WLAS (RF) + LSTM 256 / 2| Combination:  Attention
Train with clean +  noisy audio</text:p>
                <draw:g>
                  <svg:desc>combined_allNoises.B14:combined_allNoises.B14</svg:desc>
                </draw:g>
              </table:table-cell>
              <table:table-cell office:value-type="string">
                <text:p>Multimodal (attention):
Audio (RF): LSTM 256 / 2 | Lipreading (RF): WLAS (RF) + LSTM 256 / 2 | Combination:  Attention
Pretrain clean audio +  retrain with clean and noisy audio (white + other speakers)</text:p>
                <draw:g>
                  <svg:desc>combined_allNoises.B36:combined_allNoises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 Noise (0 dB)</text:p>
                <draw:g>
                  <svg:desc>combined_allNoises.E2:combined_allNoises.E10</svg:desc>
                </draw:g>
              </table:table-cell>
              <table:table-cell office:value-type="float" office:value="20.1038815616515">
                <text:p>20.1038815616515</text:p>
                <draw:g>
                  <svg:desc>combined_allNoises.G48:combined_allNoises.G56</svg:desc>
                </draw:g>
              </table:table-cell>
              <table:table-cell office:value-type="float" office:value="51.02">
                <text:p>51.02</text:p>
                <draw:g>
                  <svg:desc>combined_allNoises.G58:combined_allNoises.G66</svg:desc>
                </draw:g>
              </table:table-cell>
              <table:table-cell office:value-type="float" office:value="42.032983383059">
                <text:p>42.032983383059</text:p>
                <draw:g>
                  <svg:desc>combined_allNoises.G2:combined_allNoises.G10</svg:desc>
                </draw:g>
              </table:table-cell>
              <table:table-cell office:value-type="float" office:value="49.5811782099984">
                <text:p>49.5811782099984</text:p>
                <draw:g>
                  <svg:desc>combined_allNoises.G14:combined_allNoises.G22</svg:desc>
                </draw:g>
              </table:table-cell>
              <table:table-cell office:value-type="float" office:value="51.4219052605815">
                <text:p>51.4219052605815</text:p>
                <draw:g>
                  <svg:desc>combined_allNoises.G36:combined_allNoises.G44</svg:desc>
                </draw:g>
              </table:table-cell>
            </table:table-row>
            <table:table-row>
              <table:table-cell office:value-type="string">
                <text:p>White Noise (-3 dB)</text:p>
              </table:table-cell>
              <table:table-cell office:value-type="float" office:value="26.7637461709424">
                <text:p>26.7637461709424</text:p>
              </table:table-cell>
              <table:table-cell office:value-type="float" office:value="51.02">
                <text:p>51.02</text:p>
              </table:table-cell>
              <table:table-cell office:value-type="float" office:value="45.0673485344107">
                <text:p>45.0673485344107</text:p>
              </table:table-cell>
              <table:table-cell office:value-type="float" office:value="50.731051477777">
                <text:p>50.731051477777</text:p>
              </table:table-cell>
              <table:table-cell office:value-type="float" office:value="53.8817538972541">
                <text:p>53.8817538972541</text:p>
              </table:table-cell>
            </table:table-row>
            <table:table-row>
              <table:table-cell office:value-type="string">
                <text:p>White Noise (-5 dB)</text:p>
              </table:table-cell>
              <table:table-cell office:value-type="float" office:value="25.7403186219744">
                <text:p>25.7403186219744</text:p>
              </table:table-cell>
              <table:table-cell office:value-type="float" office:value="51.02">
                <text:p>51.02</text:p>
              </table:table-cell>
              <table:table-cell office:value-type="float" office:value="46.6967839828301">
                <text:p>46.6967839828301</text:p>
              </table:table-cell>
              <table:table-cell office:value-type="float" office:value="51.1232713213215">
                <text:p>51.1232713213215</text:p>
              </table:table-cell>
              <table:table-cell office:value-type="float" office:value="55.5402170399051">
                <text:p>55.5402170399051</text:p>
              </table:table-cell>
            </table:table-row>
            <table:table-row>
              <table:table-cell office:value-type="string">
                <text:p>White Noise (-10 dB)</text:p>
              </table:table-cell>
              <table:table-cell office:value-type="float" office:value="32.2669094658289">
                <text:p>32.2669094658289</text:p>
              </table:table-cell>
              <table:table-cell office:value-type="float" office:value="51.02">
                <text:p>51.02</text:p>
              </table:table-cell>
              <table:table-cell office:value-type="float" office:value="51.5734888000406">
                <text:p>51.5734888000406</text:p>
              </table:table-cell>
              <table:table-cell office:value-type="float" office:value="53.2808085024615">
                <text:p>53.2808085024615</text:p>
              </table:table-cell>
              <table:table-cell office:value-type="float" office:value="59.381979639396">
                <text:p>59.381979639396</text:p>
              </table:table-cell>
            </table:table-row>
            <table:table-row>
              <table:table-cell office:value-type="string">
                <text:p>Other speaker (0 dB)</text:p>
              </table:table-cell>
              <table:table-cell office:value-type="float" office:value="39.1765870511688">
                <text:p>39.1765870511688</text:p>
              </table:table-cell>
              <table:table-cell office:value-type="float" office:value="51.02">
                <text:p>51.02</text:p>
              </table:table-cell>
              <table:table-cell office:value-type="float" office:value="54.5058538516363">
                <text:p>54.5058538516363</text:p>
              </table:table-cell>
              <table:table-cell office:value-type="float" office:value="53.9198985218486">
                <text:p>53.9198985218486</text:p>
              </table:table-cell>
              <table:table-cell office:value-type="float" office:value="55.1942952138521">
                <text:p>55.1942952138521</text:p>
              </table:table-cell>
            </table:table-row>
            <table:table-row>
              <table:table-cell office:value-type="string">
                <text:p>Other speaker (-3 dB)</text:p>
              </table:table-cell>
              <table:table-cell office:value-type="float" office:value="42.2892530270713">
                <text:p>42.2892530270713</text:p>
              </table:table-cell>
              <table:table-cell office:value-type="float" office:value="51.02">
                <text:p>51.02</text:p>
              </table:table-cell>
              <table:table-cell office:value-type="float" office:value="57.2692621708948">
                <text:p>57.2692621708948</text:p>
              </table:table-cell>
              <table:table-cell office:value-type="float" office:value="53.9396978108398">
                <text:p>53.9396978108398</text:p>
              </table:table-cell>
              <table:table-cell office:value-type="float" office:value="58.1556834570773">
                <text:p>58.1556834570773</text:p>
              </table:table-cell>
            </table:table-row>
            <table:table-row>
              <table:table-cell office:value-type="string">
                <text:p>Other speaker (-5 dB)</text:p>
              </table:table-cell>
              <table:table-cell office:value-type="float" office:value="48.2725280826157">
                <text:p>48.2725280826157</text:p>
              </table:table-cell>
              <table:table-cell office:value-type="float" office:value="51.02">
                <text:p>51.02</text:p>
              </table:table-cell>
              <table:table-cell office:value-type="float" office:value="58.9066343390064">
                <text:p>58.9066343390064</text:p>
              </table:table-cell>
              <table:table-cell office:value-type="float" office:value="55.2228659068867">
                <text:p>55.2228659068867</text:p>
              </table:table-cell>
              <table:table-cell office:value-type="float" office:value="60.2607004054181">
                <text:p>60.2607004054181</text:p>
              </table:table-cell>
            </table:table-row>
            <table:table-row>
              <table:table-cell office:value-type="string">
                <text:p>Other speaker (-10 dB)</text:p>
              </table:table-cell>
              <table:table-cell office:value-type="float" office:value="51.5404903182577">
                <text:p>51.5404903182577</text:p>
              </table:table-cell>
              <table:table-cell office:value-type="float" office:value="51.02">
                <text:p>51.02</text:p>
              </table:table-cell>
              <table:table-cell office:value-type="float" office:value="63.3934165750231">
                <text:p>63.3934165750231</text:p>
              </table:table-cell>
              <table:table-cell office:value-type="float" office:value="56.9829144648143">
                <text:p>56.9829144648143</text:p>
              </table:table-cell>
              <table:table-cell office:value-type="float" office:value="64.3192417435832">
                <text:p>64.3192417435832</text:p>
              </table:table-cell>
            </table:table-row>
            <table:table-row>
              <table:table-cell office:value-type="string">
                <text:p>No noise</text:p>
              </table:table-cell>
              <table:table-cell office:value-type="float" office:value="67.0319928711944">
                <text:p>67.0319928711944</text:p>
              </table:table-cell>
              <table:table-cell office:value-type="float" office:value="51.02">
                <text:p>51.02</text:p>
              </table:table-cell>
              <table:table-cell office:value-type="float" office:value="76.19">
                <text:p>76.19</text:p>
              </table:table-cell>
              <table:table-cell office:value-type="float" office:value="62.8735447342778">
                <text:p>62.8735447342778</text:p>
              </table:table-cell>
              <table:table-cell office:value-type="float" office:value="72.9300578435262">
                <text:p>72.9300578435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10" chart:maximum="85" chart:origin="0" chart:reverse-direction="false" text:line-break="false" loext:try-staggering-first="fals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25cm" chart:symbol-height="0.25cm" chart:label-position="right"/>
    </style:style>
    <style:style style:name="ch11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left" chart:symbol-width="0.25cm" chart:symbol-height="0.25cm" chart:data-label-number="value" chart:data-label-text="false" chart:data-label-symbol="false"/>
    </style:style>
    <style:style style:name="ch13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5" style:family="chart">
      <style:chart-properties chart:solid-type="cuboid" chart:symbol-type="named-symbol" chart:symbol-name="square" chart:symbol-width="0.25cm" chart:symbol-height="0.25cm" chart:label-position="left"/>
    </style:style>
    <style:style style:name="ch16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right" chart:symbol-width="0.25cm" chart:symbol-height="0.25cm" chart:data-label-number="value" chart:data-label-text="false" chart:data-label-symbol="false"/>
    </style:style>
    <style:style style:name="ch18" style:family="chart">
      <style:chart-properties chart:solid-type="cuboid" chart:symbol-type="named-symbol" chart:symbol-name="arrow-right" chart:symbol-width="0.25cm" chart:symbol-height="0.25cm" chart:data-label-number="value" chart:data-label-text="false" chart:data-label-symbol="false" chart:label-position="left"/>
    </style:style>
    <style:style style:name="ch19" style:family="chart" style:data-style-name="N2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cc00cc" draw:fill-color="#cc00cc"/>
      <style:text-properties fo:font-size="10pt" style:font-size-asian="10pt" style:font-size-complex="10pt"/>
    </style:style>
    <style:style style:name="ch20" style:family="chart">
      <style:chart-properties chart:solid-type="cuboid" chart:symbol-type="named-symbol" chart:symbol-name="arrow-up" chart:symbol-width="0.25cm" chart:symbol-height="0.25cm" chart:label-position="left"/>
    </style:style>
    <style:style style:name="ch21" style:family="chart" style:data-style-name="N2">
      <style:chart-properties chart:symbol-type="named-symbol" chart:symbol-name="arrow-left" chart:symbol-width="0.25cm" chart:symbol-height="0.25cm" chart:link-data-style-to-source="true" chart:data-label-number="value" chart:data-label-text="false" chart:data-label-symbol="false"/>
      <style:graphic-properties svg:stroke-width="0.08cm" svg:stroke-color="#009900" draw:fill-color="#009900"/>
      <style:text-properties fo:font-size="10pt" style:font-size-asian="10pt" style:font-size-complex="10pt"/>
    </style:style>
    <style:style style:name="ch22" style:family="chart">
      <style:chart-properties chart:solid-type="cuboid" chart:symbol-type="named-symbol" chart:symbol-name="arrow-left" chart:symbol-width="0.25cm" chart:symbol-height="0.25cm"/>
    </style:style>
    <style:style style:name="ch23" style:family="chart">
      <style:chart-properties chart:solid-type="cuboid" chart:symbol-type="named-symbol" chart:symbol-name="arrow-left" chart:symbol-width="0.25cm" chart:symbol-height="0.25cm" chart:label-position="lef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8.289cm" svg:height="17.228cm" xlink:href=".." xlink:type="simple" chart:class="chart:line" chart:style-name="ch1">
        <chart:subtitle svg:x="7.155cm" svg:y="0.344cm" chart:style-name="ch2">
          <text:p>Multimodal: Audio:LSTM 256 / 2 RF | Lipreading: WLAS (RF) + LSTM 256 / 2 RF</text:p>
        </chart:subtitle>
        <chart:legend svg:x="2.381cm" svg:y="0.909cm" style:legend-expansion="custom" chartooo:width="22.632cm" chartooo:height="3.183cm" style:legend-expansion-aspect-ratio="7.11027332704995" chart:style-name="ch3"/>
        <chart:plot-area chart:style-name="ch4" table:cell-range-address="combined.E2:combined.E6 combined.B82:combined.B82 combined.G82:combined.G85 combined.G92:combined.G92 combined.B94:combined.B94 combined.G94:combined.G98 combined.B2:combined.B2 combined.G2:combined.G6 combined.B16:combined.B16 combined.G16:combined.G20 combined.B42:combined.B42 combined.G42:combined.G45 combined.G52:combined.G52 combined.B56:combined.B56 combined.G56:combined.G60" chart:data-source-has-labels="both" svg:x="0.317cm" svg:y="1.117cm" svg:width="26.14cm" svg:height="15.549cm">
          <chartooo:coordinate-region svg:x="1.415cm" svg:y="1.117cm" svg:width="23.598cm" svg:height="14.903cm"/>
          <chart:axis chart:dimension="x" chart:name="primary-x" chart:style-name="ch5" chartooo:axis-type="auto">
            <chartooo:date-scale/>
            <chart:title svg:x="11.068cm" svg:y="16.668cm" chart:style-name="ch6">
              <text:p>Noise Type (relative to speaker)</text:p>
            </chart:title>
            <chart:categories table:cell-range-address="combined.E2:combined.E6"/>
          </chart:axis>
          <chart:axis chart:dimension="y" chart:name="primary-y" chart:style-name="ch7">
            <chart:title svg:x="0cm" svg:y="9.901cm" chart:style-name="ch8">
              <text:p>Accuracy (%)</text:p>
            </chart:title>
          </chart:axis>
          <chart:series chart:style-name="ch9" chart:values-cell-range-address="combined.G82:combined.G85 combined.G92:combined.G92" chart:label-cell-address="combined.B82:combined.B82" chart:class="chart:line">
            <chart:data-point chart:repeated="4"/>
            <chart:data-point chart:style-name="ch10"/>
          </chart:series>
          <chart:series chart:style-name="ch11" chart:values-cell-range-address="combined.G94:combined.G98" chart:label-cell-address="combined.B94:combined.B94" chart:class="chart:line">
            <chart:data-point chart:repeated="4"/>
            <chart:data-point chart:style-name="ch12"/>
          </chart:series>
          <chart:series chart:style-name="ch13" chart:values-cell-range-address="combined.G2:combined.G6" chart:label-cell-address="combined.B2:combined.B2" chart:class="chart:line">
            <chart:data-point chart:repeated="3"/>
            <chart:data-point chart:style-name="ch14"/>
            <chart:data-point chart:style-name="ch15"/>
          </chart:series>
          <chart:series chart:style-name="ch16" chart:values-cell-range-address="combined.G16:combined.G20" chart:label-cell-address="combined.B16:combined.B16" chart:class="chart:line">
            <chart:data-point chart:repeated="3"/>
            <chart:data-point chart:style-name="ch17"/>
            <chart:data-point chart:style-name="ch18"/>
          </chart:series>
          <chart:series chart:style-name="ch19" chart:values-cell-range-address="combined.G42:combined.G45 combined.G52:combined.G52" chart:label-cell-address="combined.B42:combined.B42" chart:class="chart:line">
            <chart:data-point chart:repeated="4"/>
            <chart:data-point chart:style-name="ch20"/>
          </chart:series>
          <chart:series chart:style-name="ch21" chart:values-cell-range-address="combined.G56:combined.G60" chart:label-cell-address="combined.B56:combined.B56" chart:class="chart:line">
            <chart:data-point/>
            <chart:data-point chart:style-name="ch22"/>
            <chart:data-point chart:repeated="2"/>
            <chart:data-point chart:style-name="ch2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dio</text:p>
                <draw:g>
                  <svg:desc>combined.B82:combined.B82</svg:desc>
                </draw:g>
              </table:table-cell>
              <table:table-cell office:value-type="string">
                <text:p>Lipreading</text:p>
                <draw:g>
                  <svg:desc>combined.B94:combined.B94</svg:desc>
                </draw:g>
              </table:table-cell>
              <table:table-cell office:value-type="string">
                <text:p>Multimodal</text:p>
                <draw:g>
                  <svg:desc>combined.B2:combined.B2</svg:desc>
                </draw:g>
              </table:table-cell>
              <table:table-cell office:value-type="string">
                <text:p>Multimodal (attention): Train with clean +  noisy audio</text:p>
                <draw:g>
                  <svg:desc>combined.B16:combined.B16</svg:desc>
                </draw:g>
              </table:table-cell>
              <table:table-cell office:value-type="string">
                <text:p>Multimodal (attention): 
Pretrain clean audio +  retrain with clean and noisy audio</text:p>
                <draw:g>
                  <svg:desc>combined.B42:combined.B42</svg:desc>
                </draw:g>
              </table:table-cell>
              <table:table-cell office:value-type="string">
                <text:p>Multimodal 
(attention + 
E2E training)</text:p>
                <draw:g>
                  <svg:desc>combined.B56:combined.B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 Noise (0 dB)</text:p>
                <draw:g>
                  <svg:desc>combined.E2:combined.E6</svg:desc>
                </draw:g>
              </table:table-cell>
              <table:table-cell office:value-type="float" office:value="20.1038815616515">
                <text:p>20.1038815616515</text:p>
                <draw:g>
                  <svg:desc>combined.G82:combined.G85 combined.G92:combined.G92</svg:desc>
                </draw:g>
              </table:table-cell>
              <table:table-cell office:value-type="float" office:value="51">
                <text:p>51</text:p>
                <draw:g>
                  <svg:desc>combined.G94:combined.G98</svg:desc>
                </draw:g>
              </table:table-cell>
              <table:table-cell office:value-type="float" office:value="42.032983383059">
                <text:p>42.032983383059</text:p>
                <draw:g>
                  <svg:desc>combined.G2:combined.G6</svg:desc>
                </draw:g>
              </table:table-cell>
              <table:table-cell office:value-type="float" office:value="49.5811782099984">
                <text:p>49.5811782099984</text:p>
                <draw:g>
                  <svg:desc>combined.G16:combined.G20</svg:desc>
                </draw:g>
              </table:table-cell>
              <table:table-cell office:value-type="float" office:value="51.4219052605815">
                <text:p>51.4219052605815</text:p>
                <draw:g>
                  <svg:desc>combined.G42:combined.G45 combined.G52:combined.G52</svg:desc>
                </draw:g>
              </table:table-cell>
              <table:table-cell office:value-type="float" office:value="58.5549296367736">
                <text:p>58.5549296367736</text:p>
                <draw:g>
                  <svg:desc>combined.G56:combined.G60</svg:desc>
                </draw:g>
              </table:table-cell>
            </table:table-row>
            <table:table-row>
              <table:table-cell office:value-type="string">
                <text:p>White Noise (-3 dB)</text:p>
              </table:table-cell>
              <table:table-cell office:value-type="float" office:value="26.7637461709424">
                <text:p>26.7637461709424</text:p>
              </table:table-cell>
              <table:table-cell office:value-type="float" office:value="51">
                <text:p>51</text:p>
              </table:table-cell>
              <table:table-cell office:value-type="float" office:value="45.0673485344107">
                <text:p>45.0673485344107</text:p>
              </table:table-cell>
              <table:table-cell office:value-type="float" office:value="50.731051477777">
                <text:p>50.731051477777</text:p>
              </table:table-cell>
              <table:table-cell office:value-type="float" office:value="53.8817538972541">
                <text:p>53.8817538972541</text:p>
              </table:table-cell>
              <table:table-cell office:value-type="float" office:value="61.0690195194054">
                <text:p>61.0690195194054</text:p>
              </table:table-cell>
            </table:table-row>
            <table:table-row>
              <table:table-cell office:value-type="string">
                <text:p>White Noise (-5 dB)</text:p>
              </table:table-cell>
              <table:table-cell office:value-type="float" office:value="25.7403186219744">
                <text:p>25.7403186219744</text:p>
              </table:table-cell>
              <table:table-cell office:value-type="float" office:value="51">
                <text:p>51</text:p>
              </table:table-cell>
              <table:table-cell office:value-type="float" office:value="46.6967839828301">
                <text:p>46.6967839828301</text:p>
              </table:table-cell>
              <table:table-cell office:value-type="float" office:value="51.1232713213215">
                <text:p>51.1232713213215</text:p>
              </table:table-cell>
              <table:table-cell office:value-type="float" office:value="55.5402170399051">
                <text:p>55.5402170399051</text:p>
              </table:table-cell>
              <table:table-cell office:value-type="float" office:value="61.6805567111804">
                <text:p>61.6805567111804</text:p>
              </table:table-cell>
            </table:table-row>
            <table:table-row>
              <table:table-cell office:value-type="string">
                <text:p>White Noise (-10 dB)</text:p>
              </table:table-cell>
              <table:table-cell office:value-type="float" office:value="32.2669094658289">
                <text:p>32.2669094658289</text:p>
              </table:table-cell>
              <table:table-cell office:value-type="float" office:value="51">
                <text:p>51</text:p>
              </table:table-cell>
              <table:table-cell office:value-type="float" office:value="51.5734888000406">
                <text:p>51.5734888000406</text:p>
              </table:table-cell>
              <table:table-cell office:value-type="float" office:value="53.2808085024615">
                <text:p>53.2808085024615</text:p>
              </table:table-cell>
              <table:table-cell office:value-type="float" office:value="59.381979639396">
                <text:p>59.381979639396</text:p>
              </table:table-cell>
              <table:table-cell office:value-type="float" office:value="64.8236682533702">
                <text:p>64.8236682533702</text:p>
              </table:table-cell>
            </table:table-row>
            <table:table-row>
              <table:table-cell office:value-type="string">
                <text:p>No noise</text:p>
              </table:table-cell>
              <table:table-cell office:value-type="float" office:value="67.0319928711944">
                <text:p>67.0319928711944</text:p>
              </table:table-cell>
              <table:table-cell office:value-type="float" office:value="51">
                <text:p>51</text:p>
              </table:table-cell>
              <table:table-cell office:value-type="float" office:value="76.1888242645181">
                <text:p>76.1888242645181</text:p>
              </table:table-cell>
              <table:table-cell office:value-type="float" office:value="62.8735447342778">
                <text:p>62.8735447342778</text:p>
              </table:table-cell>
              <table:table-cell office:value-type="float" office:value="72.9300578435262">
                <text:p>72.9300578435262</text:p>
              </table:table-cell>
              <table:table-cell office:value-type="float" office:value="74.5954251908637">
                <text:p>74.59542519086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10" chart:maximum="85" chart:origin="0" chart:reverse-direction="false" text:line-break="false" loext:try-staggering-first="fals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right" chart:symbol-width="0.25cm" chart:symbol-height="0.25cm" chart:label-position="right"/>
    </style:style>
    <style:style style:name="ch10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000099" draw:fill-color="#000099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left" chart:symbol-width="0.25cm" chart:symbol-height="0.25cm" chart:data-label-number="value" chart:data-label-text="false" chart:data-label-symbol="false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ff9900" draw:fill-color="#ff9900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4" style:family="chart">
      <style:chart-properties chart:solid-type="cuboid" chart:symbol-type="named-symbol" chart:symbol-name="square" chart:symbol-width="0.25cm" chart:symbol-height="0.25cm" chart:label-position="righ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187cm" svg:height="7.862cm" xlink:href=".." xlink:type="simple" chart:class="chart:line" chart:style-name="ch1">
        <chart:legend svg:x="4.277cm" svg:y="0cm" style:legend-expansion="custom" chartooo:width="8.908cm" chartooo:height="1.479cm" style:legend-expansion-aspect-ratio="6.02298850574713" chart:style-name="ch2"/>
        <chart:plot-area chart:style-name="ch3" table:cell-range-address="combined.E42:combined.E46 combined.B82:combined.B82 combined.G82:combined.G85 combined.G92:combined.G92 combined.B94:combined.B94 combined.G94:combined.G98 combined.B2:combined.B2 combined.G2:combined.G6" chart:data-source-has-labels="both" svg:x="1.274cm" svg:y="0.157cm" svg:width="11.65cm" svg:height="6.567cm">
          <chartooo:coordinate-region svg:x="2.372cm" svg:y="0.157cm" svg:width="9.624cm" svg:height="5.523cm"/>
          <chart:axis chart:dimension="x" chart:name="primary-x" chart:style-name="ch4" chartooo:axis-type="auto">
            <chartooo:date-scale/>
            <chart:title svg:x="6.248cm" svg:y="6.881cm" chart:style-name="ch5">
              <text:p>Noise Type</text:p>
            </chart:title>
            <chart:categories table:cell-range-address="combined.E42:combined.E46"/>
          </chart:axis>
          <chart:axis chart:dimension="y" chart:name="primary-y" chart:style-name="ch6">
            <chart:title svg:x="0.451cm" svg:y="4.45cm" chart:style-name="ch7">
              <text:p>Accuracy (%)</text:p>
            </chart:title>
          </chart:axis>
          <chart:series chart:style-name="ch8" chart:values-cell-range-address="combined.G82:combined.G85 combined.G92:combined.G92" chart:label-cell-address="combined.B82:combined.B82" chart:class="chart:line">
            <chart:data-point chart:repeated="4"/>
            <chart:data-point chart:style-name="ch9"/>
          </chart:series>
          <chart:series chart:style-name="ch10" chart:values-cell-range-address="combined.G94:combined.G98" chart:label-cell-address="combined.B94:combined.B94" chart:class="chart:line">
            <chart:data-point chart:repeated="4"/>
            <chart:data-point chart:style-name="ch11"/>
          </chart:series>
          <chart:series chart:style-name="ch12" chart:values-cell-range-address="combined.G2:combined.G6" chart:label-cell-address="combined.B2:combined.B2" chart:class="chart:line">
            <chart:data-point chart:repeated="3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dio</text:p>
                <draw:g>
                  <svg:desc>combined.B82:combined.B82</svg:desc>
                </draw:g>
              </table:table-cell>
              <table:table-cell office:value-type="string">
                <text:p>Lipreading</text:p>
                <draw:g>
                  <svg:desc>combined.B94:combined.B94</svg:desc>
                </draw:g>
              </table:table-cell>
              <table:table-cell office:value-type="string">
                <text:p>Multimodal</text:p>
                <draw:g>
                  <svg:desc>combined.B2:combine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 Noise (0 dB)</text:p>
                <draw:g>
                  <svg:desc>combined.E42:combined.E46</svg:desc>
                </draw:g>
              </table:table-cell>
              <table:table-cell office:value-type="float" office:value="20.1038815616515">
                <text:p>20.1038815616515</text:p>
                <draw:g>
                  <svg:desc>combined.G82:combined.G85 combined.G92:combined.G92</svg:desc>
                </draw:g>
              </table:table-cell>
              <table:table-cell office:value-type="float" office:value="51">
                <text:p>51</text:p>
                <draw:g>
                  <svg:desc>combined.G94:combined.G98</svg:desc>
                </draw:g>
              </table:table-cell>
              <table:table-cell office:value-type="float" office:value="42.032983383059">
                <text:p>42.032983383059</text:p>
                <draw:g>
                  <svg:desc>combined.G2:combined.G6</svg:desc>
                </draw:g>
              </table:table-cell>
            </table:table-row>
            <table:table-row>
              <table:table-cell office:value-type="string">
                <text:p>White Noise (-3 dB)</text:p>
              </table:table-cell>
              <table:table-cell office:value-type="float" office:value="26.7637461709424">
                <text:p>26.7637461709424</text:p>
              </table:table-cell>
              <table:table-cell office:value-type="float" office:value="51">
                <text:p>51</text:p>
              </table:table-cell>
              <table:table-cell office:value-type="float" office:value="45.0673485344107">
                <text:p>45.0673485344107</text:p>
              </table:table-cell>
            </table:table-row>
            <table:table-row>
              <table:table-cell office:value-type="string">
                <text:p>White Noise (-5 dB)</text:p>
              </table:table-cell>
              <table:table-cell office:value-type="float" office:value="25.7403186219744">
                <text:p>25.7403186219744</text:p>
              </table:table-cell>
              <table:table-cell office:value-type="float" office:value="51">
                <text:p>51</text:p>
              </table:table-cell>
              <table:table-cell office:value-type="float" office:value="46.6967839828301">
                <text:p>46.6967839828301</text:p>
              </table:table-cell>
            </table:table-row>
            <table:table-row>
              <table:table-cell office:value-type="string">
                <text:p>White Noise (-10 dB)</text:p>
              </table:table-cell>
              <table:table-cell office:value-type="float" office:value="32.2669094658289">
                <text:p>32.2669094658289</text:p>
              </table:table-cell>
              <table:table-cell office:value-type="float" office:value="51">
                <text:p>51</text:p>
              </table:table-cell>
              <table:table-cell office:value-type="float" office:value="51.5734888000406">
                <text:p>51.5734888000406</text:p>
              </table:table-cell>
            </table:table-row>
            <table:table-row>
              <table:table-cell office:value-type="string">
                <text:p>No noise</text:p>
              </table:table-cell>
              <table:table-cell office:value-type="float" office:value="67.0319928711944">
                <text:p>67.0319928711944</text:p>
              </table:table-cell>
              <table:table-cell office:value-type="float" office:value="51">
                <text:p>51</text:p>
              </table:table-cell>
              <table:table-cell office:value-type="float" office:value="76.1888242645181">
                <text:p>76.18882426451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30" chart:maximum="85" chart:origin="0" chart:reverse-direction="false" text:line-break="false" loext:try-staggering-first="fals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 chart:label-position="bottom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right" chart:symbol-width="0.25cm" chart:symbol-height="0.25cm"/>
    </style:style>
    <style:style style:name="ch10" style:family="chart">
      <style:chart-properties chart:solid-type="cuboid" chart:symbol-type="named-symbol" chart:symbol-name="arrow-right" chart:symbol-width="0.25cm" chart:symbol-height="0.25cm" chart:label-position="top"/>
    </style:style>
    <style:style style:name="ch11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left" chart:symbol-width="0.25cm" chart:symbol-height="0.25cm" chart:data-label-number="value" chart:data-label-text="false" chart:data-label-symbol="false"/>
    </style:style>
    <style:style style:name="ch13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417cm" svg:height="12.874cm" xlink:href=".." xlink:type="simple" chart:class="chart:line" chart:style-name="ch1">
        <chart:legend svg:x="6.334cm" svg:y="0.281cm" style:legend-expansion="custom" chartooo:width="16.265cm" chartooo:height="3.647cm" style:legend-expansion-aspect-ratio="4.45982999725802" chart:style-name="ch2"/>
        <chart:plot-area chart:style-name="ch3" table:cell-range-address="combined.E22:combined.E26 combined.B82:combined.B82 combined.G88:combined.G92 combined.B94:combined.B94 combined.G100:combined.G104 combined.B2:combined.B2 combined.G8:combined.G12" chart:data-source-has-labels="both" svg:x="1.479cm" svg:y="0.257cm" svg:width="21.47cm" svg:height="11.379cm">
          <chartooo:coordinate-region svg:x="2.577cm" svg:y="0.257cm" svg:width="18.77cm" svg:height="10.732cm"/>
          <chart:axis chart:dimension="x" chart:name="primary-x" chart:style-name="ch4" chartooo:axis-type="auto">
            <chartooo:date-scale/>
            <chart:title svg:x="11.363cm" svg:y="11.893cm" chart:style-name="ch5">
              <text:p>Noise Type</text:p>
            </chart:title>
            <chart:categories table:cell-range-address="combined.E22:combined.E26"/>
          </chart:axis>
          <chart:axis chart:dimension="y" chart:name="primary-y" chart:style-name="ch6">
            <chart:title svg:x="0.451cm" svg:y="6.956cm" chart:style-name="ch7">
              <text:p>Accuracy (%)</text:p>
            </chart:title>
          </chart:axis>
          <chart:series chart:style-name="ch8" chart:values-cell-range-address="combined.G88:combined.G92" chart:label-cell-address="combined.B82:combined.B82" chart:class="chart:line">
            <chart:data-point/>
            <chart:data-point chart:style-name="ch9"/>
            <chart:data-point chart:repeated="2"/>
            <chart:data-point chart:style-name="ch10"/>
          </chart:series>
          <chart:series chart:style-name="ch11" chart:values-cell-range-address="combined.G100:combined.G104" chart:label-cell-address="combined.B94:combined.B94" chart:class="chart:line">
            <chart:data-point chart:repeated="4"/>
            <chart:data-point chart:style-name="ch12"/>
          </chart:series>
          <chart:series chart:style-name="ch13" chart:values-cell-range-address="combined.G8:combined.G12" chart:label-cell-address="combined.B2:combined.B2" chart:class="chart:line">
            <chart:data-point chart:repeated="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dio</text:p>
                <draw:g>
                  <svg:desc>combined.B82:combined.B82</svg:desc>
                </draw:g>
              </table:table-cell>
              <table:table-cell office:value-type="string">
                <text:p>Lipreading</text:p>
                <draw:g>
                  <svg:desc>combined.B94:combined.B94</svg:desc>
                </draw:g>
              </table:table-cell>
              <table:table-cell office:value-type="string">
                <text:p>Multimodal</text:p>
                <draw:g>
                  <svg:desc>combined.B2:combine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 speaker (0 dB)</text:p>
                <draw:g>
                  <svg:desc>combined.E22:combined.E26</svg:desc>
                </draw:g>
              </table:table-cell>
              <table:table-cell office:value-type="float" office:value="39.1765870511688">
                <text:p>39.1765870511688</text:p>
                <draw:g>
                  <svg:desc>combined.G88:combined.G92</svg:desc>
                </draw:g>
              </table:table-cell>
              <table:table-cell office:value-type="float" office:value="51">
                <text:p>51</text:p>
                <draw:g>
                  <svg:desc>combined.G100:combined.G104</svg:desc>
                </draw:g>
              </table:table-cell>
              <table:table-cell office:value-type="float" office:value="54.5058538516363">
                <text:p>54.5058538516363</text:p>
                <draw:g>
                  <svg:desc>combined.G8:combined.G12</svg:desc>
                </draw:g>
              </table:table-cell>
            </table:table-row>
            <table:table-row>
              <table:table-cell office:value-type="string">
                <text:p>Other speaker (-3 dB)</text:p>
              </table:table-cell>
              <table:table-cell office:value-type="float" office:value="42.2892530270713">
                <text:p>42.2892530270713</text:p>
              </table:table-cell>
              <table:table-cell office:value-type="float" office:value="51">
                <text:p>51</text:p>
              </table:table-cell>
              <table:table-cell office:value-type="float" office:value="57.2692621708948">
                <text:p>57.2692621708948</text:p>
              </table:table-cell>
            </table:table-row>
            <table:table-row>
              <table:table-cell office:value-type="string">
                <text:p>Other speaker (-5 dB)</text:p>
              </table:table-cell>
              <table:table-cell office:value-type="float" office:value="48.2725280826157">
                <text:p>48.2725280826157</text:p>
              </table:table-cell>
              <table:table-cell office:value-type="float" office:value="51">
                <text:p>51</text:p>
              </table:table-cell>
              <table:table-cell office:value-type="float" office:value="58.9066343390064">
                <text:p>58.9066343390064</text:p>
              </table:table-cell>
            </table:table-row>
            <table:table-row>
              <table:table-cell office:value-type="string">
                <text:p>Other speaker (-10 dB)</text:p>
              </table:table-cell>
              <table:table-cell office:value-type="float" office:value="51.5404903182577">
                <text:p>51.5404903182577</text:p>
              </table:table-cell>
              <table:table-cell office:value-type="float" office:value="51">
                <text:p>51</text:p>
              </table:table-cell>
              <table:table-cell office:value-type="float" office:value="63.3934165750231">
                <text:p>63.3934165750231</text:p>
              </table:table-cell>
            </table:table-row>
            <table:table-row>
              <table:table-cell office:value-type="string">
                <text:p>No noise</text:p>
              </table:table-cell>
              <table:table-cell office:value-type="float" office:value="67.0319928711944">
                <text:p>67.0319928711944</text:p>
              </table:table-cell>
              <table:table-cell office:value-type="float" office:value="51">
                <text:p>51</text:p>
              </table:table-cell>
              <table:table-cell office:value-type="float" office:value="76.1888242645181">
                <text:p>76.18882426451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date-style style:name="N20036" number:language="nl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tru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maximum="85" chart:origin="0" chart:reverse-direction="false" text:line-break="false" loext:try-staggering-first="fals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right" chart:symbol-width="0.25cm" chart:symbol-height="0.25cm" chart:label-position="right"/>
    </style:style>
    <style:style style:name="ch10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000099" draw:fill-color="#000099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left" chart:symbol-width="0.25cm" chart:symbol-height="0.25cm" chart:data-label-number="value" chart:data-label-text="false" chart:data-label-symbol="false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9900" draw:fill-color="#ff990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olid-type="cuboid" chart:symbol-type="named-symbol" chart:symbol-name="square" chart:symbol-width="0.25cm" chart:symbol-height="0.25cm" chart:label-position="bottom"/>
    </style:style>
    <style:style style:name="ch14" style:family="chart" style:data-style-name="N2">
      <style:chart-properties chart:solid-type="cuboid" chart:symbol-type="named-symbol" chart:symbol-name="square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89cm" svg:height="7.862cm" xlink:href="." xlink:type="simple" chart:class="chart:line" chart:style-name="ch1">
        <chart:legend svg:x="3.256cm" svg:y="0cm" style:legend-expansion="custom" chartooo:width="7.896cm" chartooo:height="1.479cm" style:legend-expansion-aspect-ratio="5.33874239350913" chart:style-name="ch2"/>
        <chart:plot-area chart:style-name="ch3" chart:data-source-has-labels="both" svg:x="1.244cm" svg:y="0.157cm" svg:width="10.212cm" svg:height="6.567cm">
          <chartooo:coordinate-region svg:x="1.919cm" svg:y="0.157cm" svg:width="8.609cm" svg:height="5.523cm"/>
          <chart:axis chart:dimension="x" chart:name="primary-x" chart:style-name="ch4" chartooo:axis-type="auto">
            <chartooo:date-scale/>
            <chart:title svg:x="5.499cm" svg:y="6.881cm" chart:style-name="ch5">
              <text:p>Noise Type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4.45cm" chart:style-name="ch7">
              <text:p>Accuracy (%)</text:p>
            </chart:title>
          </chart:axis>
          <chart:series chart:style-name="ch8" chart:values-cell-range-address="local-table.$B$2:.$B$6" chart:label-cell-address="local-table.$B$1" chart:class="chart:line">
            <chart:data-point chart:repeated="4"/>
            <chart:data-point chart:style-name="ch9"/>
          </chart:series>
          <chart:series chart:style-name="ch10" chart:values-cell-range-address="local-table.$C$2:.$C$6" chart:label-cell-address="local-table.$C$1" chart:class="chart:line">
            <chart:data-point chart:style-name="ch11"/>
            <chart:data-point chart:repeated="3"/>
            <chart:data-point chart:style-name="ch11"/>
          </chart:series>
          <chart:series chart:style-name="ch12" chart:values-cell-range-address="local-table.$D$2:.$D$6" chart:label-cell-address="local-table.$D$1" chart:class="chart:line">
            <chart:data-point chart:style-name="ch13" chart:repeated="3"/>
            <chart:data-point chart:style-name="ch14"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dio</text:p>
              </table:table-cell>
              <table:table-cell office:value-type="string">
                <text:p>Lipreading</text:p>
              </table:table-cell>
              <table:table-cell office:value-type="string">
                <text:p>Multimodal</text:p>
              </table:table-cell>
            </table:table-row>
          </table:table-header-rows>
          <table:table-rows>
            <table:table-row>
              <table:table-cell office:value-type="string">
                <text:p>White Noise (0 dB)</text:p>
              </table:table-cell>
              <table:table-cell office:value-type="float" office:value="20.1038815616515">
                <text:p>20.1038815616515</text:p>
              </table:table-cell>
              <table:table-cell office:value-type="float" office:value="51">
                <text:p>51</text:p>
              </table:table-cell>
              <table:table-cell office:value-type="float" office:value="42.032983383059">
                <text:p>42.032983383059</text:p>
              </table:table-cell>
            </table:table-row>
            <table:table-row>
              <table:table-cell office:value-type="string">
                <text:p>White Noise (-3 dB)</text:p>
              </table:table-cell>
              <table:table-cell office:value-type="float" office:value="26.7637461709424">
                <text:p>26.7637461709424</text:p>
              </table:table-cell>
              <table:table-cell office:value-type="float" office:value="51">
                <text:p>51</text:p>
              </table:table-cell>
              <table:table-cell office:value-type="float" office:value="45.0673485344107">
                <text:p>45.0673485344107</text:p>
              </table:table-cell>
            </table:table-row>
            <table:table-row>
              <table:table-cell office:value-type="string">
                <text:p>White Noise (-5 dB)</text:p>
              </table:table-cell>
              <table:table-cell office:value-type="float" office:value="25.7403186219744">
                <text:p>25.7403186219744</text:p>
              </table:table-cell>
              <table:table-cell office:value-type="float" office:value="51">
                <text:p>51</text:p>
              </table:table-cell>
              <table:table-cell office:value-type="float" office:value="46.6967839828301">
                <text:p>46.6967839828301</text:p>
              </table:table-cell>
            </table:table-row>
            <table:table-row>
              <table:table-cell office:value-type="string">
                <text:p>White Noise (-10 dB)</text:p>
              </table:table-cell>
              <table:table-cell office:value-type="float" office:value="32.2669094658289">
                <text:p>32.2669094658289</text:p>
              </table:table-cell>
              <table:table-cell office:value-type="float" office:value="51">
                <text:p>51</text:p>
              </table:table-cell>
              <table:table-cell office:value-type="float" office:value="51.5734888000406">
                <text:p>51.5734888000406</text:p>
              </table:table-cell>
            </table:table-row>
            <table:table-row>
              <table:table-cell office:value-type="string">
                <text:p>No noise</text:p>
              </table:table-cell>
              <table:table-cell office:value-type="float" office:value="67.0319928711944">
                <text:p>67.0319928711944</text:p>
              </table:table-cell>
              <table:table-cell office:value-type="float" office:value="51">
                <text:p>51</text:p>
              </table:table-cell>
              <table:table-cell office:value-type="float" office:value="76.1888242645181">
                <text:p>76.18882426451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85" chart:origin="0" chart:reverse-direction="false" text:line-break="false" loext:try-staggering-first="false" chart:link-data-style-to-source="true" chart:axis-position="1" chart:axis-label-position="outside-end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2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 chart:label-position="bottom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arrow-right" chart:symbol-width="0.25cm" chart:symbol-height="0.25cm" chart:data-label-number="none" chart:data-label-text="false" chart:data-label-symbol="false"/>
    </style:style>
    <style:style style:name="ch9" style:family="chart">
      <style:chart-properties chart:solid-type="cuboid" chart:symbol-type="named-symbol" chart:symbol-name="arrow-right" chart:symbol-width="0.25cm" chart:symbol-height="0.25cm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left" chart:symbol-width="0.25cm" chart:symbol-height="0.25cm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</style:style>
    <style:style style:name="ch14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5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 chart:label-position="left"/>
    </style:style>
    <style:style style:name="ch16" style:family="chart" style:data-style-name="N2">
      <style:chart-properties chart:symbol-type="named-symbol" chart:symbol-name="arrow-left" chart:symbol-width="0.25cm" chart:symbol-height="0.25cm" chart:link-data-style-to-source="true" chart:data-label-number="value" chart:data-label-text="false" chart:data-label-symbol="fals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7" style:family="chart" style:data-style-name="N0">
      <style:chart-properties chart:solid-type="cuboid" chart:symbol-type="named-symbol" chart:symbol-name="arrow-left" chart:symbol-width="0.25cm" chart:symbol-height="0.25cm" chart:data-label-number="none" chart:data-label-text="false" chart:data-label-symbol="false"/>
    </style:style>
    <style:style style:name="ch18" style:family="chart">
      <style:chart-properties chart:solid-type="cuboid" chart:symbol-type="named-symbol" chart:symbol-name="arrow-left" chart:symbol-width="0.25cm" chart:symbol-height="0.25cm" chart:data-label-number="none" chart:data-label-text="false" chart:data-label-symbol="false" chart:label-position="lef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0.251cm" svg:height="7.139cm" xlink:href=".." xlink:type="simple" chart:class="chart:line" chart:style-name="ch1">
        <chart:legend svg:x="2.149cm" svg:y="0.061cm" style:legend-expansion="custom" chartooo:width="7.847cm" chartooo:height="1.832cm" style:legend-expansion-aspect-ratio="4.28329694323144" chart:style-name="ch2"/>
        <chart:plot-area chart:style-name="ch3" table:cell-range-address="combined.E2:combined.E6 combined.B82:combined.B82 combined.G82:combined.G85 combined.G92:combined.G92 combined.B94:combined.B94 combined.G94:combined.G98 combined.B2:combined.B2 combined.G2:combined.G6 combined.B56:combined.B56 combined.G56:combined.G60" chart:data-source-has-labels="both" svg:x="0.42cm" svg:y="0.941cm" svg:width="9.843cm" svg:height="6.019cm">
          <chartooo:coordinate-region svg:x="1.095cm" svg:y="0.941cm" svg:width="8.24cm" svg:height="4.975cm"/>
          <chart:axis chart:dimension="x" chart:name="primary-x" chart:style-name="ch4" chartooo:axis-type="auto">
            <chartooo:date-scale/>
            <chart:categories table:cell-range-address="combined.E2:combined.E6"/>
          </chart:axis>
          <chart:axis chart:dimension="y" chart:name="primary-y" chart:style-name="ch5">
            <chart:title svg:x="0cm" svg:y="4.96cm" chart:style-name="ch6">
              <text:p>Accuracy (%)</text:p>
            </chart:title>
          </chart:axis>
          <chart:series chart:style-name="ch7" chart:values-cell-range-address="combined.G82:combined.G85 combined.G92:combined.G92" chart:label-cell-address="combined.B82:combined.B82" chart:class="chart:line">
            <chart:data-point chart:style-name="ch8"/>
            <chart:data-point chart:repeated="2"/>
            <chart:data-point chart:style-name="ch9"/>
            <chart:data-point chart:style-name="ch8"/>
          </chart:series>
          <chart:series chart:style-name="ch10" chart:values-cell-range-address="combined.G94:combined.G98" chart:label-cell-address="combined.B94:combined.B94" chart:class="chart:line">
            <chart:data-point chart:style-name="ch11"/>
            <chart:data-point chart:repeated="3"/>
            <chart:data-point chart:style-name="ch11"/>
          </chart:series>
          <chart:series chart:style-name="ch12" chart:values-cell-range-address="combined.G2:combined.G6" chart:label-cell-address="combined.B2:combined.B2" chart:class="chart:line">
            <chart:data-point chart:style-name="ch13" chart:repeated="3"/>
            <chart:data-point chart:style-name="ch14"/>
            <chart:data-point chart:style-name="ch15"/>
          </chart:series>
          <chart:series chart:style-name="ch16" chart:values-cell-range-address="combined.G56:combined.G60" chart:label-cell-address="combined.B56:combined.B56" chart:class="chart:line">
            <chart:data-point chart:style-name="ch17"/>
            <chart:data-point chart:style-name="ch11"/>
            <chart:data-point chart:repeated="2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dio</text:p>
                <draw:g>
                  <svg:desc>combined.B82:combined.B82</svg:desc>
                </draw:g>
              </table:table-cell>
              <table:table-cell office:value-type="string">
                <text:p>Lipreading</text:p>
                <draw:g>
                  <svg:desc>combined.B94:combined.B94</svg:desc>
                </draw:g>
              </table:table-cell>
              <table:table-cell office:value-type="string">
                <text:p>Multimodal</text:p>
                <draw:g>
                  <svg:desc>combined.B2:combined.B2</svg:desc>
                </draw:g>
              </table:table-cell>
              <table:table-cell office:value-type="string">
                <text:p>Multimodal 
(attention + 
E2E training)</text:p>
                <draw:g>
                  <svg:desc>combined.B56:combined.B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ite Noise (0 dB)</text:p>
                <draw:g>
                  <svg:desc>combined.E2:combined.E6</svg:desc>
                </draw:g>
              </table:table-cell>
              <table:table-cell office:value-type="float" office:value="20.1038815616515">
                <text:p>20.1038815616515</text:p>
                <draw:g>
                  <svg:desc>combined.G82:combined.G85 combined.G92:combined.G92</svg:desc>
                </draw:g>
              </table:table-cell>
              <table:table-cell office:value-type="float" office:value="51">
                <text:p>51</text:p>
                <draw:g>
                  <svg:desc>combined.G94:combined.G98</svg:desc>
                </draw:g>
              </table:table-cell>
              <table:table-cell office:value-type="float" office:value="42.032983383059">
                <text:p>42.032983383059</text:p>
                <draw:g>
                  <svg:desc>combined.G2:combined.G6</svg:desc>
                </draw:g>
              </table:table-cell>
              <table:table-cell office:value-type="float" office:value="58.5549296367736">
                <text:p>58.5549296367736</text:p>
                <draw:g>
                  <svg:desc>combined.G56:combined.G60</svg:desc>
                </draw:g>
              </table:table-cell>
            </table:table-row>
            <table:table-row>
              <table:table-cell office:value-type="string">
                <text:p>White Noise (-3 dB)</text:p>
              </table:table-cell>
              <table:table-cell office:value-type="float" office:value="26.7637461709424">
                <text:p>26.7637461709424</text:p>
              </table:table-cell>
              <table:table-cell office:value-type="float" office:value="51">
                <text:p>51</text:p>
              </table:table-cell>
              <table:table-cell office:value-type="float" office:value="45.0673485344107">
                <text:p>45.0673485344107</text:p>
              </table:table-cell>
              <table:table-cell office:value-type="float" office:value="61.0690195194054">
                <text:p>61.0690195194054</text:p>
              </table:table-cell>
            </table:table-row>
            <table:table-row>
              <table:table-cell office:value-type="string">
                <text:p>White Noise (-5 dB)</text:p>
              </table:table-cell>
              <table:table-cell office:value-type="float" office:value="25.7403186219744">
                <text:p>25.7403186219744</text:p>
              </table:table-cell>
              <table:table-cell office:value-type="float" office:value="51">
                <text:p>51</text:p>
              </table:table-cell>
              <table:table-cell office:value-type="float" office:value="46.6967839828301">
                <text:p>46.6967839828301</text:p>
              </table:table-cell>
              <table:table-cell office:value-type="float" office:value="61.6805567111804">
                <text:p>61.6805567111804</text:p>
              </table:table-cell>
            </table:table-row>
            <table:table-row>
              <table:table-cell office:value-type="string">
                <text:p>White Noise (-10 dB)</text:p>
              </table:table-cell>
              <table:table-cell office:value-type="float" office:value="32.2669094658289">
                <text:p>32.2669094658289</text:p>
              </table:table-cell>
              <table:table-cell office:value-type="float" office:value="51">
                <text:p>51</text:p>
              </table:table-cell>
              <table:table-cell office:value-type="float" office:value="51.5734888000406">
                <text:p>51.5734888000406</text:p>
              </table:table-cell>
              <table:table-cell office:value-type="float" office:value="64.8236682533702">
                <text:p>64.8236682533702</text:p>
              </table:table-cell>
            </table:table-row>
            <table:table-row>
              <table:table-cell office:value-type="string">
                <text:p>No noise</text:p>
              </table:table-cell>
              <table:table-cell office:value-type="float" office:value="67.0319928711944">
                <text:p>67.0319928711944</text:p>
              </table:table-cell>
              <table:table-cell office:value-type="float" office:value="51">
                <text:p>51</text:p>
              </table:table-cell>
              <table:table-cell office:value-type="float" office:value="76.1888242645181">
                <text:p>76.1888242645181</text:p>
              </table:table-cell>
              <table:table-cell office:value-type="float" office:value="74.5954251908637">
                <text:p>74.59542519086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